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83000029C2C91F0E01.svm"/>
  <manifest:file-entry manifest:media-type="" manifest:full-path="Pictures/20000007000042E000003256E128D2F8.svm"/>
  <manifest:file-entry manifest:media-type="" manifest:full-path="Pictures/200000070000742C000019F20F37245C.svm"/>
  <manifest:file-entry manifest:media-type="" manifest:full-path="Pictures/200000070000741200000FD19EF353B7.svm"/>
  <manifest:file-entry manifest:media-type="" manifest:full-path="Pictures/20000007000017E10000036A3AB7FC4D.svm"/>
  <manifest:file-entry manifest:media-type="" manifest:full-path="Pictures/20000007000023F9000029DD7C79C86D.svm"/>
  <manifest:file-entry manifest:media-type="" manifest:full-path="Pictures/200000070000379C00001A27AF8760A0.svm"/>
  <manifest:file-entry manifest:media-type="" manifest:full-path="Pictures/2000000700001AAB00000E5F02F25459.svm"/>
  <manifest:file-entry manifest:media-type="" manifest:full-path="Pictures/2000000700002B84000038551CF390BF.svm"/>
  <manifest:file-entry manifest:media-type="" manifest:full-path="Pictures/2000000700003C9200002202A83EECBF.svm"/>
  <manifest:file-entry manifest:media-type="" manifest:full-path="Pictures/200000070000263F000009D3B0C0A850.svm"/>
  <manifest:file-entry manifest:media-type="" manifest:full-path="Pictures/2000000700001A410000186571E25CDB.svm"/>
  <manifest:file-entry manifest:media-type="" manifest:full-path="Pictures/200000070000322100001E994D10BC61.svm"/>
  <manifest:file-entry manifest:media-type="" manifest:full-path="Pictures/20000007000042AB00003221A418EF87.svm"/>
  <manifest:file-entry manifest:media-type="" manifest:full-path="Pictures/20000007000022A10000200B81CD44E3.svm"/>
  <manifest:file-entry manifest:media-type="" manifest:full-path="Pictures/200000070000198800000723EE5DA1BA.svm"/>
  <manifest:file-entry manifest:media-type="" manifest:full-path="Pictures/20000007000043140000332A57204EA1.svm"/>
  <manifest:file-entry manifest:media-type="" manifest:full-path="Pictures/2000000700002325000001DD65C41662.svm"/>
  <manifest:file-entry manifest:media-type="" manifest:full-path="Pictures/20000007000027CB0000066996976CAB.svm"/>
  <manifest:file-entry manifest:media-type="" manifest:full-path="Pictures/2000000700001BB400000AF6E88603E2.svm"/>
  <manifest:file-entry manifest:media-type="" manifest:full-path="Pictures/2000000700004276000031D253359898.svm"/>
  <manifest:file-entry manifest:media-type="" manifest:full-path="Pictures/200000070000388A000007A798F41471.svm"/>
  <manifest:file-entry manifest:media-type="" manifest:full-path="Pictures/2000000700004A51000031ECE6874437.svm"/>
  <manifest:file-entry manifest:media-type="" manifest:full-path="Pictures/200000070000373200003732F671CAFC.svm"/>
  <manifest:file-entry manifest:media-type="" manifest:full-path="Pictures/200000070000327100000F180E56159E.svm"/>
  <manifest:file-entry manifest:media-type="" manifest:full-path="Pictures/200000070000369300000A711D83534B.svm"/>
  <manifest:file-entry manifest:media-type="" manifest:full-path="Pictures/2000000700001D76000004C2194362C5.svm"/>
  <manifest:file-entry manifest:media-type="" manifest:full-path="Pictures/200000070000360F000036C85A33C1D1.svm"/>
  <manifest:file-entry manifest:media-type="" manifest:full-path="Pictures/200000070000483F0000314EB2EB96E3.svm"/>
  <manifest:file-entry manifest:media-type="" manifest:full-path="Pictures/2000000700002A96000008E445E5274A.svm"/>
  <manifest:file-entry manifest:media-type="" manifest:full-path="Pictures/2000000700004C9700003928112AD582.svm"/>
  <manifest:file-entry manifest:media-type="" manifest:full-path="Pictures/20000007000032C000000DF56A358D96.svm"/>
  <manifest:file-entry manifest:media-type="" manifest:full-path="Pictures/2000000700004A01000017ACC88445AF.svm"/>
  <manifest:file-entry manifest:media-type="" manifest:full-path="Pictures/2000000700001ECE000013052370D4F1.svm"/>
  <manifest:file-entry manifest:media-type="" manifest:full-path="Pictures/200000070000434900003271193DF424.svm"/>
  <manifest:file-entry manifest:media-type="" manifest:full-path="Pictures/2000000700001DDF000007083ABFB72E.svm"/>
  <manifest:file-entry manifest:media-type="" manifest:full-path="Pictures/20000007000018CF0000072384F56D70.svm"/>
  <manifest:file-entry manifest:media-type="" manifest:full-path="Pictures/2000000700007CD90000578B8C92BF22.svm"/>
  <manifest:file-entry manifest:media-type="" manifest:full-path="Pictures/20000007000037B600000B103B8B5083.svm"/>
  <manifest:file-entry manifest:media-type="" manifest:full-path="Pictures/20000007000037EB000019886B126B68.svm"/>
  <manifest:file-entry manifest:media-type="" manifest:full-path="Pictures/2000000700002D2B00000FEC0E8D167A.svm"/>
  <manifest:file-entry manifest:media-type="" manifest:full-path="Pictures/2000000700001E9900001830734AF169.svm"/>
  <manifest:file-entry manifest:media-type="" manifest:full-path="Pictures/2000000700003B5400000D8B1CE52DC6.svm"/>
  <manifest:file-entry manifest:media-type="" manifest:full-path="Pictures/2000000700002F7100000AC15C97530D.svm"/>
  <manifest:file-entry manifest:media-type="" manifest:full-path="Pictures/200000070000268E00000409A2ECC876.svm"/>
  <manifest:file-entry manifest:media-type="" manifest:full-path="Pictures/2000000700004314000032A626F5DD4B.svm"/>
  <manifest:file-entry manifest:media-type="" manifest:full-path="Pictures/2000000700001F3700000C822C9D6779.svm"/>
  <manifest:file-entry manifest:media-type="" manifest:full-path="Pictures/20000007000017E10000077267079BDE.svm"/>
  <manifest:file-entry manifest:media-type="" manifest:full-path="Pictures/20000007000018CF000039FCC59D3C35.svm"/>
  <manifest:file-entry manifest:media-type="" manifest:full-path="Pictures/20000007000030940000082BD552CF4F.svm"/>
  <manifest:file-entry manifest:media-type="" manifest:full-path="Pictures/20000007000039780000066993738B26.svm"/>
  <manifest:file-entry manifest:media-type="" manifest:full-path="Pictures/20000007000038F40000069EE29248AD.svm"/>
  <manifest:file-entry manifest:media-type="" manifest:full-path="Pictures/200000070000464900001AABACF9F3D0.svm"/>
  <manifest:file-entry manifest:media-type="" manifest:full-path="Pictures/20000007000042410000323C5A20EB40.svm"/>
  <manifest:file-entry manifest:media-type="" manifest:full-path="Pictures/200000070000189A000024E794A4EDD6.svm"/>
  <manifest:file-entry manifest:media-type="" manifest:full-path="Pictures/2000000700001D5B00000BAFB4F722AE.svm"/>
  <manifest:file-entry manifest:media-type="" manifest:full-path="Pictures/200000070000497D000037EB7F973E17.svm"/>
  <manifest:file-entry manifest:media-type="" manifest:full-path="Pictures/20000007000020260000314EA1075994.svm"/>
  <manifest:file-entry manifest:media-type="" manifest:full-path="Pictures/20000007000042AB000031686E7054D9.svm"/>
  <manifest:file-entry manifest:media-type="" manifest:full-path="Pictures/2000000700004349000032A679B31247.svm"/>
  <manifest:file-entry manifest:media-type="" manifest:full-path="Pictures/200000070000758400003A31B53C001B.svm"/>
  <manifest:file-entry manifest:media-type="" manifest:full-path="Pictures/200000070000397800000B5F5491D7BA.svm"/>
  <manifest:file-entry manifest:media-type="" manifest:full-path="Pictures/200000070000385500002B84309F2983.svm"/>
  <manifest:file-entry manifest:media-type="" manifest:full-path="Pictures/2000000700003BBE00001A5C00AB9B85.svm"/>
  <manifest:file-entry manifest:media-type="" manifest:full-path="Pictures/2000000700001A27000031D2D29B1378.svm"/>
  <manifest:file-entry manifest:media-type="" manifest:full-path="Pictures/2000000700004C2D000039AD349BE4D5.svm"/>
  <manifest:file-entry manifest:media-type="" manifest:full-path="Pictures/200000070000319D00000D3C2C7B3B5C.svm"/>
  <manifest:file-entry manifest:media-type="" manifest:full-path="Pictures/200000070000395D00000511DFFAC756.svm"/>
  <manifest:file-entry manifest:media-type="" manifest:full-path="Pictures/20000007000043B300000F180263FD9F.svm"/>
  <manifest:file-entry manifest:media-type="" manifest:full-path="Pictures/200000070000335F00000F322D71061B.svm"/>
  <manifest:file-entry manifest:media-type="" manifest:full-path="Pictures/20000007000020C4000021989FA860E3.svm"/>
  <manifest:file-entry manifest:media-type="" manifest:full-path="Pictures/200000070000216300000458000BEB1D.svm"/>
  <manifest:file-entry manifest:media-type="" manifest:full-path="Pictures/2000000700000F9C0000335F355F7927.svm"/>
  <manifest:file-entry manifest:media-type="" manifest:full-path="Pictures/2000000700001CF1000005CB285D1BCE.svm"/>
  <manifest:file-entry manifest:media-type="" manifest:full-path="Pictures/200000070000263F0000221C1FEAB708.svm"/>
  <manifest:file-entry manifest:media-type="" manifest:full-path="Pictures/2000000700002B6A00000F4D502DB1D8.svm"/>
  <manifest:file-entry manifest:media-type="" manifest:full-path="Pictures/200000070000737300000ADBCDA0E834.svm"/>
  <manifest:file-entry manifest:media-type="" manifest:full-path="Pictures/200000070000292300001EE8079F406A.svm"/>
  <manifest:file-entry manifest:media-type="" manifest:full-path="Pictures/2000000700003D16000032C0AC696CCC.svm"/>
  <manifest:file-entry manifest:media-type="" manifest:full-path="Pictures/2000000700003A1700001EB3FCDDB8F4.svm"/>
  <manifest:file-entry manifest:media-type="" manifest:full-path="Pictures/2000000700002A61000001A89A2BAA57.svm"/>
  <manifest:file-entry manifest:media-type="" manifest:full-path="Pictures/200000070000418800003221F6B3477A.svm"/>
  <manifest:file-entry manifest:media-type="" manifest:full-path="Pictures/2000000700001A5C0000048D66D209E3.svm"/>
  <manifest:file-entry manifest:media-type="" manifest:full-path="Pictures/2000000700004314000032C02FD2EA09.svm"/>
  <manifest:file-entry manifest:media-type="" manifest:full-path="Pictures/200000070000751A00005894B12E5218.svm"/>
  <manifest:file-entry manifest:media-type="" manifest:full-path="Pictures/20000007000042C50000328B2E0E83EE.svm"/>
  <manifest:file-entry manifest:media-type="" manifest:full-path="Pictures/20000007000043640000332A4AD88214.svm"/>
  <manifest:file-entry manifest:media-type="" manifest:full-path="Pictures/200000070000228600001E64526AA320.svm"/>
  <manifest:file-entry manifest:media-type="" manifest:full-path="Pictures/20000007000042260000314E793B93B4.svm"/>
  <manifest:file-entry manifest:media-type="" manifest:full-path="Pictures/200000070000455B0000332A7972E7BF.svm"/>
  <manifest:file-entry manifest:media-type="" manifest:full-path="Pictures/20000007000059D1000043E8DF853738.svm"/>
  <manifest:file-entry manifest:media-type="" manifest:full-path="Pictures/200000070000328B000003D4DBB310D1.svm"/>
  <manifest:file-entry manifest:media-type="" manifest:full-path="Pictures/20000007000019F20000434922AEA25C.svm"/>
  <manifest:file-entry manifest:media-type="" manifest:full-path="Pictures/2000000700003418000022A18E832861.svm"/>
  <manifest:file-entry manifest:media-type="" manifest:full-path="Pictures/200000070000196E000003BA44793C61.svm"/>
  <manifest:file-entry manifest:media-type="" manifest:full-path="Pictures/20000007000012EB0000323CEFF5AA7D.svm"/>
  <manifest:file-entry manifest:media-type="" manifest:full-path="Pictures/2000000700001F03000037D1A5FF61DB.svm"/>
  <manifest:file-entry manifest:media-type="" manifest:full-path="Pictures/20000007000055C900001193964C68DE.svm"/>
  <manifest:file-entry manifest:media-type="" manifest:full-path="Pictures/200000070000365E0000357035671315.svm"/>
  <manifest:file-entry manifest:media-type="" manifest:full-path="Pictures/200000070000290900001DFA0CB4BB71.svm"/>
  <manifest:file-entry manifest:media-type="" manifest:full-path="Pictures/200000070000212E0000163A7F541761.svm"/>
  <manifest:file-entry manifest:media-type="" manifest:full-path="Pictures/2000000700000F4D000031B7A373F90C.svm"/>
  <manifest:file-entry manifest:media-type="" manifest:full-path="Pictures/20000007000017AC0000057B258A03F0.svm"/>
  <manifest:file-entry manifest:media-type="" manifest:full-path="Pictures/200000070000181600000C68CDF8F87D.svm"/>
  <manifest:file-entry manifest:media-type="" manifest:full-path="Pictures/200000070000262400002E9E1EEDFA82.svm"/>
  <manifest:file-entry manifest:media-type="" manifest:full-path="Pictures/20000007000042AB0000323C90B53526.svm"/>
  <manifest:file-entry manifest:media-type="" manifest:full-path="Pictures/2000000700000C330000040908DDB723.svm"/>
  <manifest:file-entry manifest:media-type="" manifest:full-path="Pictures/2000000700003418000020C43FFEF056.svm"/>
  <manifest:file-entry manifest:media-type="" manifest:full-path="Pictures/2000000700003BF300000ADB6DEB41C0.svm"/>
  <manifest:file-entry manifest:media-type="" manifest:full-path="Pictures/20000007000017C6000031D266410B26.svm"/>
  <manifest:file-entry manifest:media-type="" manifest:full-path="Pictures/2000000700001DFA0000353BB706A616.svm"/>
  <manifest:file-entry manifest:media-type="" manifest:full-path="Pictures/20000007000021490000039FE6526F8F.svm"/>
  <manifest:file-entry manifest:media-type="" manifest:full-path="Pictures/200000070000170D0000057B55810E8D.svm"/>
  <manifest:file-entry manifest:media-type="" manifest:full-path="Pictures/20000007000041880000319D0E725A80.svm"/>
  <manifest:file-entry manifest:media-type="" manifest:full-path="Pictures/2000000700002797000031B7DC8E81F9.svm"/>
  <manifest:file-entry manifest:media-type="" manifest:full-path="Pictures/2000000700003B3A00001A275B4802CC.svm"/>
  <manifest:file-entry manifest:media-type="" manifest:full-path="Pictures/2000000700001A0D00001ECE0436AD94.svm"/>
  <manifest:file-entry manifest:media-type="" manifest:full-path="Pictures/20000007000032C000003119D1893B11.svm"/>
  <manifest:file-entry manifest:media-type="" manifest:full-path="Pictures/2000000700001CF10000033574C4C85C.svm"/>
  <manifest:file-entry manifest:media-type="" manifest:full-path="Pictures/20000007000036FD000004C2EACE5B91.svm"/>
  <manifest:file-entry manifest:media-type="" manifest:full-path="Pictures/200000070000466300003679F5AA2F8F.svm"/>
  <manifest:file-entry manifest:media-type="" manifest:full-path="Pictures/20000007000043140000355639202170.svm"/>
  <manifest:file-entry manifest:media-type="" manifest:full-path="Pictures/2000000700001953000044BCD022E655.svm"/>
  <manifest:file-entry manifest:media-type="" manifest:full-path="Pictures/2000000700004226000031EC8C6A1A5A.svm"/>
  <manifest:file-entry manifest:media-type="" manifest:full-path="Pictures/200000070000425B000032DB9C6484D2.svm"/>
  <manifest:file-entry manifest:media-type="" manifest:full-path="Pictures/2000000700003B5400000C19EF30D591.svm"/>
  <manifest:file-entry manifest:media-type="" manifest:full-path="Pictures/20000007000037D1000032C012EB571C.svm"/>
  <manifest:file-entry manifest:media-type="" manifest:full-path="Pictures/200000070000448700000B102A445B76.svm"/>
  <manifest:file-entry manifest:media-type="" manifest:full-path="Pictures/200000070000292300000E2A1BF876C0.svm"/>
  <manifest:file-entry manifest:media-type="" manifest:full-path="Pictures/2000000700001DC50000052C57386CF8.svm"/>
  <manifest:file-entry manifest:media-type="" manifest:full-path="Pictures/20000007000041D70000323CF6C9DAAD.svm"/>
  <manifest:file-entry manifest:media-type="" manifest:full-path="Pictures/20000007000017FB00001830E86F2ADB.svm"/>
  <manifest:file-entry manifest:media-type="" manifest:full-path="Pictures/20000007000075B900003717C8D48AF3.svm"/>
  <manifest:file-entry manifest:media-type="" manifest:full-path="Pictures/20000007000049CC0000328BC12BC441.svm"/>
  <manifest:file-entry manifest:media-type="" manifest:full-path="Pictures/2000000700000EFD00003781A5C8BA40.svm"/>
  <manifest:file-entry manifest:media-type="" manifest:full-path="Pictures/2000000700001F03000024CC6BB7B154.svm"/>
  <manifest:file-entry manifest:media-type="" manifest:full-path="Pictures/200000070000198800004A85976C6439.svm"/>
  <manifest:file-entry manifest:media-type="" manifest:full-path="Pictures/2000000700003E53000031EC540A9291.svm"/>
  <manifest:file-entry manifest:media-type="" manifest:full-path="Pictures/2000000700001492000031ECA7DE1436.svm"/>
  <manifest:file-entry manifest:media-type="" manifest:full-path="Pictures/200000070000110F00000CB7EAE2B291.svm"/>
  <manifest:file-entry manifest:media-type="" manifest:full-path="Pictures/2000000700002448000009ED6BC79C81.svm"/>
  <manifest:file-entry manifest:media-type="" manifest:full-path="Pictures/2000000700002CA7000025501C861B59.svm"/>
  <manifest:file-entry manifest:media-type="" manifest:full-path="Pictures/20000007000034320000078C3E975E8D.svm"/>
  <manifest:file-entry manifest:media-type="" manifest:full-path="Pictures/20000007000043B30000319DE993E5AF.svm"/>
  <manifest:file-entry manifest:media-type="" manifest:full-path="Pictures/2000000700002374000013204E9D032C.svm"/>
  <manifest:file-entry manifest:media-type="" manifest:full-path="Pictures/2000000700002C3D0000223719911B3D.svm"/>
  <manifest:file-entry manifest:media-type="" manifest:full-path="Pictures/200000070000283500000635F44C16A7.svm"/>
  <manifest:file-entry manifest:media-type="" manifest:full-path="Pictures/2000000700004A51000032560B621D74.svm"/>
  <manifest:file-entry manifest:media-type="" manifest:full-path="Pictures/2000000700001FF100001C1E28A4742A.svm"/>
  <manifest:file-entry manifest:media-type="" manifest:full-path="Pictures/200000070000432F0000323C5427D600.svm"/>
  <manifest:file-entry manifest:media-type="" manifest:full-path="Pictures/2000000700002B350000082B2B4C049B.svm"/>
  <manifest:file-entry manifest:media-type="" manifest:full-path="Pictures/20000007000033FE00000A8C4B3E292C.svm"/>
  <manifest:file-entry manifest:media-type="" manifest:full-path="Pictures/2000000700001055000008FFE04FBC6F.svm"/>
  <manifest:file-entry manifest:media-type="" manifest:full-path="Pictures/2000000700001DC500000919FD1C8067.svm"/>
  <manifest:file-entry manifest:media-type="" manifest:full-path="Pictures/2000000700002747000003BA3EC3B139.svm"/>
  <manifest:file-entry manifest:media-type="" manifest:full-path="Pictures/2000000700004487000028EF97FDE7BC.svm"/>
  <manifest:file-entry manifest:media-type="" manifest:full-path="Pictures/2000000700003A4C000007F6CDD8FFF8.svm"/>
  <manifest:file-entry manifest:media-type="" manifest:full-path="Pictures/20000007000033C900000DA6AA102B17.svm"/>
  <manifest:file-entry manifest:media-type="" manifest:full-path="Pictures/200000070000497D00003207428F84C1.svm"/>
  <manifest:file-entry manifest:media-type="" manifest:full-path="Pictures/2000000700002550000014C79C47460A.svm"/>
  <manifest:file-entry manifest:media-type="" manifest:full-path="Pictures/20000007000042FA000032DBBB82A7C8.svm"/>
  <manifest:file-entry manifest:media-type="" manifest:full-path="Pictures/2000000700002EED000024B2A75127FB.svm"/>
  <manifest:file-entry manifest:media-type="" manifest:full-path="Pictures/200000070000358A000039923586702B.svm"/>
  <manifest:file-entry manifest:media-type="" manifest:full-path="Pictures/2000000700001517000031833C253F5E.svm"/>
  <manifest:file-entry manifest:media-type="" manifest:full-path="Pictures/20000007000073A8000006EEBD328A68.svm"/>
  <manifest:file-entry manifest:media-type="" manifest:full-path="Pictures/2000000700003F270000379C70EC5180.svm"/>
  <manifest:file-entry manifest:media-type="" manifest:full-path="Pictures/200000070000138A00000DDA15CE3111.svm"/>
  <manifest:file-entry manifest:media-type="" manifest:full-path="Pictures/200000070000238F000005CB4F59902B.svm"/>
  <manifest:file-entry manifest:media-type="" manifest:full-path="Pictures/2000000700003B3A000006698E31E622.svm"/>
  <manifest:file-entry manifest:media-type="" manifest:full-path="Pictures/2000000700002F0800000A228D099C18.svm"/>
  <manifest:file-entry manifest:media-type="" manifest:full-path="Pictures/200000070000455B0000346757BD2555.svm"/>
  <manifest:file-entry manifest:media-type="" manifest:full-path="Pictures/2000000700004B8E000038D9970AF9ED.svm"/>
  <manifest:file-entry manifest:media-type="" manifest:full-path="Pictures/20000007000008FF00000772B8A5AA5E.svm"/>
  <manifest:file-entry manifest:media-type="" manifest:full-path="Pictures/20000007000029F7000019A33587BF39.svm"/>
  <manifest:file-entry manifest:media-type="" manifest:full-path="Pictures/200000070000485A00003133A4B0E36D.svm"/>
  <manifest:file-entry manifest:media-type="" manifest:full-path="Pictures/2000000700001988000025855311087C.svm"/>
  <manifest:file-entry manifest:media-type="" manifest:full-path="Pictures/2000000700001F5200000C4E8B7B0D90.svm"/>
  <manifest:file-entry manifest:media-type="" manifest:full-path="Pictures/20000007000035F40000364400F74D46.svm"/>
  <manifest:file-entry manifest:media-type="" manifest:full-path="Pictures/20000007000044380000358A51BE002D.svm"/>
  <manifest:file-entry manifest:media-type="" manifest:full-path="Pictures/200000070000429000000E446DE022C5.svm"/>
  <manifest:file-entry manifest:media-type="" manifest:full-path="Pictures/200000070000306000000E5FC90167A7.svm"/>
  <manifest:file-entry manifest:media-type="" manifest:full-path="Pictures/20000007000022BB000009B8D99FEF7F.svm"/>
  <manifest:file-entry manifest:media-type="" manifest:full-path="Pictures/200000070000434900003256B304AD7B.svm"/>
  <manifest:file-entry manifest:media-type="" manifest:full-path="Pictures/20000007000043640000323C854BAEC3.svm"/>
  <manifest:file-entry manifest:media-type="" manifest:full-path="Pictures/2000000700004226000031B71ADEFE34.svm"/>
  <manifest:file-entry manifest:media-type="" manifest:full-path="Pictures/200000070000772B000010A50ABFD80B.svm"/>
  <manifest:file-entry manifest:media-type="" manifest:full-path="Pictures/200000070000202600000A57537E1596.svm"/>
  <manifest:file-entry manifest:media-type="" manifest:full-path="Pictures/2000000700001FA100000C8216D6C54A.svm"/>
  <manifest:file-entry manifest:media-type="" manifest:full-path="Pictures/20000007000013BF0000022DA5948F04.svm"/>
  <manifest:file-entry manifest:media-type="" manifest:full-path="Pictures/200000070000425B000032F565AC51BA.svm"/>
  <manifest:file-entry manifest:media-type="" manifest:full-path="Pictures/20000007000042E00000332A2FB6A637.svm"/>
  <manifest:file-entry manifest:media-type="" manifest:full-path="Pictures/200000070000425B000031B71CA938BD.svm"/>
  <manifest:file-entry manifest:media-type="" manifest:full-path="Pictures/2000000700003B1F00000600A6915076.svm"/>
  <manifest:file-entry manifest:media-type="" manifest:full-path="Pictures/200000070000437E000032C041CCDFBE.svm"/>
  <manifest:file-entry manifest:media-type="" manifest:full-path="Pictures/2000000700003B6F00000AF64C561CA2.svm"/>
  <manifest:file-entry manifest:media-type="" manifest:full-path="Pictures/20000007000039280000039F79458989.svm"/>
  <manifest:file-entry manifest:media-type="" manifest:full-path="Pictures/20000007000038A4000008E4DFBE7F2F.svm"/>
  <manifest:file-entry manifest:media-type="" manifest:full-path="Pictures/200000070000437E0000328BBA59A52D.svm"/>
  <manifest:file-entry manifest:media-type="" manifest:full-path="Pictures/20000007000042760000314E8D74D4A0.svm"/>
  <manifest:file-entry manifest:media-type="" manifest:full-path="Pictures/2000000700002973000013D922BF98DE.svm"/>
  <manifest:file-entry manifest:media-type="" manifest:full-path="Pictures/20000007000023C4000022BB3B60B63C.svm"/>
  <manifest:file-entry manifest:media-type="" manifest:full-path="Pictures/20000007000038BF00000669BB0278EC.svm"/>
  <manifest:file-entry manifest:media-type="" manifest:full-path="Pictures/200000070000115E000011ADB3B168FB.svm"/>
  <manifest:file-entry manifest:media-type="" manifest:full-path="Pictures/2000000700002D95000009D34006A0DF.svm"/>
  <manifest:file-entry manifest:media-type="" manifest:full-path="Pictures/200000070000214900000CD2CABEF611.svm"/>
  <manifest:file-entry manifest:media-type="" manifest:full-path="Pictures/2000000700000E790000190462CB4518.svm"/>
  <manifest:file-entry manifest:media-type="" manifest:full-path="Pictures/20000007000048DE0000069E94BF83F3.svm"/>
  <manifest:file-entry manifest:media-type="" manifest:full-path="Pictures/200000070000238F0000022DDDABA524.svm"/>
  <manifest:file-entry manifest:media-type="" manifest:full-path="Pictures/200000070000395D00000BAF78C25E1A.svm"/>
  <manifest:file-entry manifest:media-type="" manifest:full-path="Pictures/2000000700000DA600002FF67E0D608E.svm"/>
  <manifest:file-entry manifest:media-type="" manifest:full-path="Pictures/200000070000420C0000319D795AE69F.svm"/>
  <manifest:file-entry manifest:media-type="" manifest:full-path="Pictures/20000007000025360000166E7E1AC20B.svm"/>
  <manifest:file-entry manifest:media-type="" manifest:full-path="Pictures/2000000700002F7100000C82EC4D4077.svm"/>
  <manifest:file-entry manifest:media-type="" manifest:full-path="Pictures/2000000700003AB500000772277FACF0.svm"/>
  <manifest:file-entry manifest:media-type="" manifest:full-path="Pictures/20000007000014FC0000184BCE9957D1.svm"/>
  <manifest:file-entry manifest:media-type="" manifest:full-path="Pictures/2000000700000C19000036AD213C0C86.svm"/>
  <manifest:file-entry manifest:media-type="" manifest:full-path="Pictures/2000000700001ECE000032079DE9511E.svm"/>
  <manifest:file-entry manifest:media-type="" manifest:full-path="Pictures/20000007000043B3000028D478671CD4.svm"/>
  <manifest:file-entry manifest:media-type="" manifest:full-path="Pictures/20000007000041BD00000A57ACBF987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margin-top="0.0693in" fo:margin-bottom="0.0693in"/>
    </style:style>
    <style:style style:name="P11" style:family="paragraph" style:parent-style-name="Standard" style:list-style-name="L1">
      <style:paragraph-properties fo:margin-top="0.0693in" fo:margin-bottom="0.0693in" fo:text-align="start" style:justify-single-word="false"/>
    </style:style>
    <style:style style:name="P12" style:family="paragraph" style:parent-style-name="Heading_20_1">
      <style:paragraph-properties fo:text-align="center" style:justify-single-word="fals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center" style:justify-single-word="false" fo:text-indent="0in" style:auto-text-indent="false"/>
    </style:style>
    <style:style style:name="P15" style:family="paragraph" style:parent-style-name="paper_20_title" style:master-page-name="First_20_Page">
      <style:paragraph-properties fo:margin-top="0.0693in" fo:margin-bottom="0.0693in" style:page-number="auto"/>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0098in" fo:margin-right="0.0098in"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ct 3 – Gate Level Implementation of DaVinci 1.0</text:p>
      <text:p text:style-name="P2">Catalina Lamboglia</text:p>
      <text:p text:style-name="P2">San Jose State University</text:p>
      <text:p text:style-name="P2">catalina.lamboglia@sjsu.edu</text:p>
      <text:p text:style-name="Standard"/>
      <text:p text:style-name="P2"><draw:frame draw:style-name="fr2" draw:name="graphics202" text:anchor-type="paragraph" svg:x="-0.0543in" svg:y="328.6957in" svg:width="3.3791in" svg:height="2.4681in" draw:z-index="200"><draw:image xlink:href="Pictures/200000070000290900001DFA0CB4BB71.svm" xlink:type="simple" xlink:show="embed" xlink:actuate="onLoad"/></draw:frame></text:p>
      <text:section text:style-name="Sect1" text:name="Section3">
        <text:p text:style-name="P3">Introduction</text:p>
        <text:p text:style-name="Standard">This report will cover the entire assembly, implementation, and testing of the DaVinci 1.0 System. This implementation will be done at the gate level. </text:p>
        <text:p text:style-name="Standard"/>
        <text:h text:style-name="P12" text:outline-level="1" text:is-list-header="true">Structure:</text:h>
        <text:list xml:id="list5628265231694728994" text:style-name="L1">
          <text:list-item>
            <text:p text:style-name="P8">Assembly of ALU and Testing</text:p>
          </text:list-item>
          <text:list-item>
            <text:p text:style-name="P8">Register File Assembly and Testing</text:p>
          </text:list-item>
          <text:list-item>
            <text:p text:style-name="P6">Control unit design</text:p>
          </text:list-item>
          <text:list-item>
            <text:p text:style-name="P6">Memory unit</text:p>
          </text:list-item>
          <text:list-item>
            <text:p text:style-name="P6">Quick discussion of entire system assembly and testing</text:p>
          </text:list-item>
          <text:list-item>
            <text:p text:style-name="P11"><text:span text:style-name="T1">Conclusion</text:span></text:p>
          </text:list-item>
        </text:list>
        <text:h text:style-name="Heading_20_1" text:outline-level="1">Assembly of ALU and Testing</text:h>
        <text:p text:style-name="P10">(All subsequent images of circuits/schematics are credited to Kaushik Patra, unless otherwise stated. Format will be as follows “Kaushik Patra, Lab #, Slide #”. These labs and slides can be found within the CS147 canvas course shell respective to his class and your section. Images of code and waveforms are generated by me, not all of the code is mine, some is prewritten by Kaushik Patra. Essentially, if it's an output/input declaration or comment header/module parameter listing/declaration it was written by Patra.)</text:p>
        <text:p text:style-name="P13"><draw:frame draw:style-name="fr1" draw:name="graphics1" text:anchor-type="paragraph" svg:width="3.3791in" svg:height="2.5618in" draw:z-index="0"><draw:image xlink:href="Pictures/20000007000042410000323C5A20EB40.svm" xlink:type="simple" xlink:show="embed" xlink:actuate="onLoad"/></draw:frame></text:p>
        <text:p text:style-name="P14">(Kaushik Patra, Lab 14, Slide 3)</text:p>
        <text:p text:style-name="Text_20_body">Above, the gate level ALU implementation is shown. The ALU requires a multiplier, shifter, adder/subtractor, 32 bit 2x1 and, or, and nor components for its operations. The primary function of the ALU is to provide the system with arithmetic and logic operations. CS147DV's first nine operations are handled by the ALU.</text:p>
        <text:h text:style-name="Heading_20_2" text:outline-level="2">A. The Adder/Subtractor</text:h>
        <text:p text:style-name="Standard"/>
        <text:p text:style-name="Standard"/>
        <text:p text:style-name="Standard"/>
        <text:p text:style-name="Standard"/>
        <text:p text:style-name="Standard"/>
        <text:p text:style-name="P14"><draw:frame draw:style-name="fr2" draw:name="graphics2" text:anchor-type="paragraph" svg:x="0in" svg:y="0.0661in" svg:width="3.3791in" svg:height="2.3181in" draw:z-index="1"><draw:image xlink:href="Pictures/20000007000041D70000323CF6C9DAAD.svm" xlink:type="simple" xlink:show="embed" xlink:actuate="onLoad"/></draw:frame><text:tab/><text:tab/> <text:s text:c="4"/>(Kaushik Patra, Lab 11, Slide 2)</text:p>
        <text:p text:style-name="P5">The half-adder's implementation was provided by the professor as well as the testing. The xor gate provides the logic for bit addition while the and provides the carried out bit.</text:p>
        <text:p text:style-name="Standard"><draw:frame draw:style-name="fr2" draw:name="graphics3" text:anchor-type="paragraph" svg:x="0in" svg:y="0.0465in" svg:width="3.3791in" svg:height="0.5528in" draw:z-index="2"><draw:image xlink:href="Pictures/20000007000073A8000006EEBD328A68.svm" xlink:type="simple" xlink:show="embed" xlink:actuate="onLoad"/></draw:frame>Test cases:</text:p>
        <text:p text:style-name="Standard">(A+B=Y+CO)</text:p>
        <text:p text:style-name="Standard">0+0=0+0</text:p>
        <text:p text:style-name="Standard">1+0=1+0</text:p>
        <text:p text:style-name="Standard">0+1=1+0</text:p>
        <text:p text:style-name="Standard">1+1=0+1</text:p>
        <text:p text:style-name="Standard"/>
        <text:p text:style-name="Standard">Next is to assemble a full adder using two half-adders.</text:p>
        <text:p text:style-name="Standard"><draw:frame draw:style-name="fr2" draw:name="graphics4" text:anchor-type="paragraph" svg:x="0in" svg:y="0.0083in" svg:width="3.3791in" svg:height="2.4925in" draw:z-index="3"><draw:image xlink:href="Pictures/200000070000455B0000332A7972E7BF.svm" xlink:type="simple" xlink:show="embed" xlink:actuate="onLoad"/></draw:frame><text:soft-page-break/></text:p>
        <text:p text:style-name="P14">(Kaushik Patra, Lab 11, Slide 3)</text:p>
        <text:p text:style-name="P7">The full adder allows for a complete bit addition with a carry in bit and a carry out from the completed bit addition. </text:p>
        <text:p text:style-name="Standard"><draw:frame draw:style-name="fr2" draw:name="graphics5" text:anchor-type="paragraph" svg:x="0.1043in" svg:y="0.1366in" svg:width="3.3791in" svg:height="2.5709in" draw:z-index="4"><draw:image xlink:href="Pictures/200000070000497D000037EB7F973E17.svm" xlink:type="simple" xlink:show="embed" xlink:actuate="onLoad"/></draw:frame><draw:frame draw:style-name="fr2" draw:name="graphics6" text:anchor-type="paragraph" svg:x="0.0646in" svg:y="2.7402in" svg:width="3.3791in" svg:height="2.2736in" draw:z-index="5"><draw:image xlink:href="Pictures/2000000700003418000022A18E832861.svm" xlink:type="simple" xlink:show="embed" xlink:actuate="onLoad"/></draw:frame></text:p>
        <text:p text:style-name="Standard">(My implementation and testing. Unless otherwise stated, the code is mine. Header comments are credited to Kaushik Patra as well as the initial set up for module names, parameters, and output/input/wires.)</text:p>
        <text:p text:style-name="Standard"/>
        <text:p text:style-name="P7">To test, all you must do is drive the two addition operands and the carry in bit. </text:p>
        <text:p text:style-name="P2"><draw:frame draw:style-name="fr3" draw:name="graphics7" text:anchor-type="paragraph" svg:width="3.3791in" svg:height="0.4555in" draw:z-index="6"><draw:image xlink:href="Pictures/200000070000737300000ADBCDA0E834.svm" xlink:type="simple" xlink:show="embed" xlink:actuate="onLoad"/></draw:frame><draw:frame draw:style-name="fr2" draw:name="graphics16" text:anchor-type="paragraph" svg:x="0in" svg:y="0.589in" svg:width="3.3791in" svg:height="0.689in" draw:z-index="14"><draw:image xlink:href="Pictures/2000000700003B5400000C19EF30D591.svm" xlink:type="simple" xlink:show="embed" xlink:actuate="onLoad"/></draw:frame><draw:frame draw:style-name="fr2" draw:name="graphics17" text:anchor-type="paragraph" svg:x="0.0783in" svg:y="1.4055in" svg:width="3.1571in" svg:height="1.2402in" draw:z-index="15"><draw:image xlink:href="Pictures/2000000700001F5200000C4E8B7B0D90.svm" xlink:type="simple" xlink:show="embed" xlink:actuate="onLoad"/></draw:frame></text:p>
        <text:p text:style-name="P2">Line in waveform order (top to bottom): A, B, CI, CO, S</text:p>
        <text:p text:style-name="P2"/>
        <text:p text:style-name="P2">Test cases:</text:p>
        <text:p text:style-name="P2">(A+B+CI=S+CO)</text:p>
        <text:p text:style-name="P2">0+0 +0 = 0+0</text:p>
        <text:p text:style-name="P2">1+0+0=1+0</text:p>
        <text:p text:style-name="P2">0+0+0=0+0</text:p>
        <text:p text:style-name="P2">0+1+0=1+0</text:p>
        <text:p text:style-name="P2">0+0+1=1+0</text:p>
        <text:p text:style-name="P2">1+1+1=1+1</text:p>
        <text:p text:style-name="P7"/>
        <text:p text:style-name="P7">Now that you have a working full adder, you can put them in sequence to generate an adder/subtractor of any bit length. For our purposes, we are only making 32-bit length addition/subtraction operations so you will need 32 full adders in sequence as follows.</text:p>
        <text:p text:style-name="P7"><draw:frame draw:style-name="fr1" draw:name="graphics8" text:anchor-type="paragraph" svg:width="3.3791in" svg:height="2.0425in" draw:z-index="7"><draw:image xlink:href="Pictures/200000070000437E0000328BBA59A52D.svm" xlink:type="simple" xlink:show="embed" xlink:actuate="onLoad"/></draw:frame></text:p>
        <text:p text:style-name="P14">(Kaushik Patra, Lab 11, Slide 4)</text:p>
        <text:p text:style-name="P7">You can do the intermediary process of simply making an adder (the same as above, sans the xors for every B input bit.) but for my implementation I simply made the full adder/subtractor all at once and tested it using SnA. </text:p>
        <text:p text:style-name="P7"><draw:frame draw:style-name="fr2" draw:name="graphics9" text:anchor-type="paragraph" svg:x="-0.0189in" svg:y="0.1453in" svg:width="3.3791in" svg:height="3.1862in" draw:z-index="135"><draw:image xlink:href="Pictures/200000070000262400002E9E1EEDFA82.svm" xlink:type="simple" xlink:show="embed" xlink:actuate="onLoad"/></draw:frame></text:p>
        <text:p text:style-name="Standard"><draw:frame draw:style-name="fr2" draw:name="graphics10" text:anchor-type="paragraph" svg:x="0.2173in" svg:y="0.0681in" svg:width="1.5102in" svg:height="5.5937in" draw:z-index="8"><draw:image xlink:href="Pictures/2000000700000EFD00003781A5C8BA40.svm" xlink:type="simple" xlink:show="embed" xlink:actuate="onLoad"/></draw:frame></text:p>
        <text:p text:style-name="Standard"><text:soft-page-break/>You can simply make these within a for-loop but my method of code output/generation was scripting with java so I have 32 of the B wires (B0....B31), this will be a pattern throughout my implementations. Essentially, if these wire segments (the implementation of the large sequences of wires) are absent then assume they are generated. I will say when I omit them and a statement such as “implement 32 wire (name)” or some such when this occurs. I will adopt a simpler method of this later by using 32 bit wires and manipulating each bit separately later.</text:p>
        <text:p text:style-name="Standard"><draw:frame draw:style-name="fr2" draw:name="graphics11" text:anchor-type="paragraph" svg:x="0.572in" svg:y="0.078in" svg:width="2.0728in" svg:height="5.0311in" draw:z-index="9"><draw:image xlink:href="Pictures/2000000700001492000031ECA7DE1436.svm" xlink:type="simple" xlink:show="embed" xlink:actuate="onLoad"/></draw:frame></text:p>
        <text:p text:style-name="P7">The generation of the “negative” bits if designated by SnA.</text:p>
        <text:p text:style-name="Standard"><draw:frame draw:style-name="fr2" draw:name="graphics12" text:anchor-type="paragraph" svg:x="0in" svg:y="0.0583in" svg:width="3.3791in" svg:height="2.9752in" draw:z-index="10"><draw:image xlink:href="Pictures/2000000700003F270000379C70EC5180.svm" xlink:type="simple" xlink:show="embed" xlink:actuate="onLoad"/></draw:frame></text:p>
        <text:p text:style-name="Standard">The actual addition/subtraction process.</text:p>
        <text:p text:style-name="P4">Testing:</text:p>
        <text:p text:style-name="Standard"><draw:frame draw:style-name="fr2" draw:name="graphics13" text:anchor-type="paragraph" svg:x="0.0516in" svg:y="0.1409in" svg:width="3.3791in" svg:height="3.3791in" draw:z-index="11"><draw:image xlink:href="Pictures/200000070000373200003732F671CAFC.svm" xlink:type="simple" xlink:show="embed" xlink:actuate="onLoad"/></draw:frame></text:p>
        <text:p text:style-name="Standard"/>
        <text:p text:style-name="Standard">When SnA =1 then subtraction occurs. </text:p>
        <text:p text:style-name="Standard"><draw:frame draw:style-name="fr2" draw:name="graphics14" text:anchor-type="paragraph" svg:x="0in" svg:y="0.1091in" svg:width="3.4098in" svg:height="1.0272in" draw:z-index="12"><draw:image xlink:href="Pictures/200000070000772B000010A50ABFD80B.svm" xlink:type="simple" xlink:show="embed" xlink:actuate="onLoad"/></draw:frame></text:p>
        <text:p text:style-name="Standard"><draw:frame draw:style-name="fr3" draw:name="graphics15" text:anchor-type="paragraph" svg:width="3.3791in" svg:height="0.728in" draw:z-index="13"><draw:image xlink:href="Pictures/2000000700002D95000009D34006A0DF.svm" xlink:type="simple" xlink:show="embed" xlink:actuate="onLoad"/></draw:frame>Waveform line order: SnA, CO, Y, A, B</text:p>
        <text:p text:style-name="Standard">(Not showing the first cases as they don't illustrate as well.)</text:p>
        <text:p text:style-name="Standard"/>
        <text:p text:style-name="Standard"/>
        <text:p text:style-name="Standard">Test cases:</text:p>
        <text:p text:style-name="Standard">(A+B=Y, minus sign =&gt; SnA == 1)</text:p>
        <text:p text:style-name="P2">0+0=0</text:p>
        <text:p text:style-name="P2">1+0=1 (Test A)</text:p>
        <text:p text:style-name="P2">0+0=0 (Testing if anything will carry between operations)</text:p>
        <text:p text:style-name="P2">0+1=0 (Testing B)</text:p>
        <text:p text:style-name="Standard">0-0=0 (Checking subtraction)</text:p>
        <text:p text:style-name="Standard">0+0=0 (Checking if any carry over from subtraction)</text:p>
        <text:p text:style-name="Standard"/>
        <text:p text:style-name="Standard">10+0=10 (Checking more than one bit on A side)</text:p>
        <text:p text:style-name="Standard">0-10=-10 (two's complement in the result/image above)</text:p>
        <text:p text:style-name="Standard">100-100=0</text:p>
        <text:p text:style-name="Standard">100+100=200</text:p>
        <text:p text:style-name="Standard">(32 1's in binary)+0=(32 1's in binary)</text:p>
        <text:p text:style-name="Standard">0+(32 1's in binary)=(32 1's in binary)</text:p>
        <text:p text:style-name="Standard"/>
        <text:p text:style-name="Standard"/>
        <text:h text:style-name="Heading_20_2" text:outline-level="2"><text:soft-page-break/>Multiplier</text:h>
        <text:p text:style-name="Standard">The multiplier will be using multiplexers, adders, 32-bit ands, and 32-bit two's complement. As far as the labs instructed, we hadn't implemented the 32-bit and so I made my own for this multiplier, it works the same as the one instructed to make later. It is as follows:</text:p>
        <text:p text:style-name="Standard"><draw:frame draw:style-name="fr2" draw:name="graphics20" text:anchor-type="paragraph" svg:x="0.0752in" svg:y="0.0563in" svg:width="3.1256in" svg:height="5.6256in" draw:z-index="17"><draw:image xlink:href="Pictures/2000000700001F03000037D1A5FF61DB.svm" xlink:type="simple" xlink:show="embed" xlink:actuate="onLoad"/></draw:frame></text:p>
        <text:p text:style-name="Standard"><draw:frame draw:style-name="fr2" draw:name="graphics21" text:anchor-type="paragraph" svg:x="0.1165in" svg:y="0.1165in" svg:width="3.1457in" svg:height="1.2602in" draw:z-index="18"><draw:image xlink:href="Pictures/2000000700001F3700000C822C9D6779.svm" xlink:type="simple" xlink:show="embed" xlink:actuate="onLoad"/></draw:frame></text:p>
        <text:p text:style-name="Standard"/>
        <text:p text:style-name="Standard">First we must begin constructing the multiplexers.</text:p>
        <text:p text:style-name="Standard">The basic operation of a multiplexer is to allow you to select between different inputs by picking the selection bit that refers to the number of that input. (i.e. If you want input 16 set the selection value to 16 and the multiplexer will output the input from 16.)</text:p>
        <text:p text:style-name="Standard"/>
        <text:p text:style-name="P7"><draw:frame draw:style-name="fr1" draw:name="graphics18" text:anchor-type="paragraph" svg:width="3.3791in" svg:height="2.5563in" draw:z-index="16"><draw:image xlink:href="Pictures/2000000700004314000032C02FD2EA09.svm" xlink:type="simple" xlink:show="embed" xlink:actuate="onLoad"/></draw:frame></text:p>
        <text:p text:style-name="P14">(Kaushik Patra, Lab 12, Slide 2)</text:p>
        <text:p text:style-name="Standard"><draw:frame draw:style-name="fr2" draw:name="graphics19" text:anchor-type="paragraph" svg:x="0.15in" svg:y="0.0618in" svg:width="3.2193in" svg:height="2.8339in" draw:z-index="19"><draw:image xlink:href="Pictures/2000000700001FF100001C1E28A4742A.svm" xlink:type="simple" xlink:show="embed" xlink:actuate="onLoad"/></draw:frame>Testing:</text:p>
        <text:p text:style-name="Standard">For any of the multiplexers, you simply have to be able to select any of the inputs. For the 2x1 simply check if you can select from I0 and I1. (My mux_tb.v tests many things so I will show only what is relevant.)</text:p>
        <text:p text:style-name="Standard"><draw:frame draw:style-name="fr4" draw:name="graphics25" text:anchor-type="paragraph" svg:width="1.7193in" svg:height="1.2811in" draw:z-index="23"><draw:image xlink:href="Pictures/200000070000110F00000CB7EAE2B291.svm" xlink:type="simple" xlink:show="embed" xlink:actuate="onLoad"/></draw:frame></text:p>
        <text:p text:style-name="Standard"/>
        <text:p text:style-name="Standard"><draw:frame draw:style-name="fr3" draw:name="graphics24" text:anchor-type="paragraph" svg:width="3.3791in" svg:height="0.1783in" draw:z-index="22"><draw:image xlink:href="Pictures/2000000700002325000001DD65C41662.svm" xlink:type="simple" xlink:show="embed" xlink:actuate="onLoad"/></draw:frame>(If any registers aren't shown/accidentally get ommited, assume they are made. Rule of thumb: if you need to input the value then make a register, if it's an output then make it a wire all of the appropriate bit length.)</text:p>
        <text:p text:style-name="Standard"/>
        <text:p text:style-name="Standard">Waveform:</text:p>
        <text:p text:style-name="Standard"><draw:frame draw:style-name="fr4" draw:name="graphics22" text:anchor-type="paragraph" svg:width="3.2402in" svg:height="1.0425in" draw:z-index="20"><draw:image xlink:href="Pictures/200000070000202600000A57537E1596.svm" xlink:type="simple" xlink:show="embed" xlink:actuate="onLoad"/></draw:frame></text:p>
        <text:p text:style-name="P7"><draw:frame draw:style-name="fr2" draw:name="graphics23" text:anchor-type="paragraph" svg:x="0.0866in" svg:y="0.0516in" svg:width="3.3791in" svg:height="0.9244in" draw:z-index="21"><draw:image xlink:href="Pictures/2000000700002448000009ED6BC79C81.svm" xlink:type="simple" xlink:show="embed" xlink:actuate="onLoad"/></draw:frame></text:p>
        <text:p text:style-name="P7"><draw:frame draw:style-name="fr2" draw:name="graphics26" text:anchor-type="paragraph" svg:x="0in" svg:y="0.0217in" svg:width="3.3791in" svg:height="0.5217in" draw:z-index="24"><draw:image xlink:href="Pictures/200000070000283500000635F44C16A7.svm" xlink:type="simple" xlink:show="embed" xlink:actuate="onLoad"/></draw:frame><text:soft-page-break/></text:p>
        <text:p text:style-name="P7"/>
        <text:p text:style-name="Standard">Test cases:</text:p>
        <text:p text:style-name="Standard">I0 set to 1, I1 set to 0, S=0, Y=1</text:p>
        <text:p text:style-name="Standard">I0 set to 0, I1 set to 1, S=1, Y=1</text:p>
        <text:p text:style-name="Standard"/>
        <text:p text:style-name="Standard">Now we need to expand out multiplexer to 32 bits so put 32 1bit 2x1's in series:</text:p>
        <text:p text:style-name="Standard"><draw:frame draw:style-name="fr2" draw:name="graphics27" text:anchor-type="paragraph" svg:x="0in" svg:y="0.0661in" svg:width="3.3791in" svg:height="2.5437in" draw:z-index="25"><draw:image xlink:href="Pictures/2000000700004349000032A679B31247.svm" xlink:type="simple" xlink:show="embed" xlink:actuate="onLoad"/></draw:frame></text:p>
        <text:p text:style-name="P14">(Kaushik Patra, Lab 12, Slide 2)</text:p>
        <text:p text:style-name="Standard"><draw:frame draw:style-name="fr2" draw:name="graphics28" text:anchor-type="paragraph" svg:x="0.0957in" svg:y="0.0299in" svg:width="3.1874in" svg:height="1.2602in" draw:z-index="26"><draw:image xlink:href="Pictures/2000000700001FA100000C8216D6C54A.svm" xlink:type="simple" xlink:show="embed" xlink:actuate="onLoad"/></draw:frame></text:p>
        <text:p text:style-name="Standard"/>
        <text:p text:style-name="Standard"><draw:frame draw:style-name="fr2" draw:name="graphics29" text:anchor-type="paragraph" svg:x="0.0181in" svg:y="0.0484in" svg:width="3.3791in" svg:height="3.3984in" draw:z-index="27"><draw:image xlink:href="Pictures/20000007000035F40000364400F74D46.svm" xlink:type="simple" xlink:show="embed" xlink:actuate="onLoad"/></draw:frame>(<text:span text:style-name="T1">Side note</text:span>: You've probably noticed the implementation method I've done has every single connection “manually” made. Do not do it manually. Simply make a simple script or for loop to output the code to text and copy paste. As above you can see the index of the loop is the particular bit that needs to be accessed etc. So, using above as an example, you can do “MUX1_2x1 mux_(i)(.Y(Y[(i)]), .I0(I0[(i)]), .I1(I1[(i)]), .S(S));” where “(i)” is replaced with however you set the string to be outputted as the current index.)</text:p>
        <text:p text:style-name="Standard"/>
        <text:p text:style-name="Standard">Testing:</text:p>
        <text:p text:style-name="Standard"><draw:frame draw:style-name="fr2" draw:name="graphics30" text:anchor-type="paragraph" svg:x="0.0484in" svg:y="0.0909in" svg:width="1.7193in" svg:height="1.2811in" draw:z-index="28"><draw:image xlink:href="Pictures/200000070000110F00000CB7EAE2B291.svm" xlink:type="simple" xlink:show="embed" xlink:actuate="onLoad"/></draw:frame></text:p>
        <text:p text:style-name="Standard"><draw:frame draw:style-name="fr3" draw:name="graphics31" text:anchor-type="paragraph" svg:width="3.3791in" svg:height="0.1311in" draw:z-index="29"><draw:image xlink:href="Pictures/2000000700002A61000001A89A2BAA57.svm" xlink:type="simple" xlink:show="embed" xlink:actuate="onLoad"/></draw:frame></text:p>
        <text:p text:style-name="Standard"><draw:frame draw:style-name="fr2" draw:name="graphics32" text:anchor-type="paragraph" svg:x="0in" svg:y="0.0827in" svg:width="3.3791in" svg:height="0.5437in" draw:z-index="30"><draw:image xlink:href="Pictures/20000007000027CB0000066996976CAB.svm" xlink:type="simple" xlink:show="embed" xlink:actuate="onLoad"/></draw:frame></text:p>
        <text:p text:style-name="Standard"><draw:frame draw:style-name="fr2" draw:name="graphics33" text:anchor-type="paragraph" svg:x="0in" svg:y="0.0563in" svg:width="3.3791in" svg:height="0.772in" draw:z-index="31"><draw:image xlink:href="Pictures/2000000700002A96000008E445E5274A.svm" xlink:type="simple" xlink:show="embed" xlink:actuate="onLoad"/></draw:frame>Test cases:</text:p>
        <text:p text:style-name="Standard">I0 = 50, I1=25, S=0, Y=50</text:p>
        <text:p text:style-name="Standard">I0 = 50, I1=25, S=1, Y=25</text:p>
        <text:p text:style-name="Standard">(It isn't really necessary to <text:s/>test every bit in this case as we know the 1 bit 2x1 works, but you can do that if you're skeptical.)</text:p>
        <text:p text:style-name="Standard"/>
        <text:p text:style-name="Standard">Now we can properly begin making the multiplier.</text:p>
        <text:p text:style-name="Standard">The basic function of a multiplier is to replicate actual multiplication.</text:p>
        <text:p text:style-name="Standard">We will start with unsigned multiplication.</text:p>
        <text:p text:style-name="Standard"><draw:frame draw:style-name="fr2" draw:name="graphics34" text:anchor-type="paragraph" svg:x="0.0429in" svg:y="0.0752in" svg:width="3.3791in" svg:height="2.5898in" draw:z-index="32"><draw:image xlink:href="Pictures/200000070000425B000032DB9C6484D2.svm" xlink:type="simple" xlink:show="embed" xlink:actuate="onLoad"/></draw:frame></text:p>
        <text:p text:style-name="Standard">We have the 32 bit adder and and gates made already. Simply remember that the first carry in is 0 and follow the schematic in all subsequent cases.</text:p>
        <text:p text:style-name="Standard"><draw:frame draw:style-name="fr2" draw:name="graphics35" text:anchor-type="paragraph" svg:x="0.2543in" svg:y="0.1in" svg:width="2.9583in" svg:height="1.178in" draw:z-index="33"><draw:image xlink:href="Pictures/2000000700001D5B00000BAFB4F722AE.svm" xlink:type="simple" xlink:show="embed" xlink:actuate="onLoad"/></draw:frame><text:soft-page-break/></text:p>
        <text:p text:style-name="Standard"><draw:frame draw:style-name="fr2" draw:name="graphics36" text:anchor-type="paragraph" svg:x="0.2071in" svg:y="0.0819in" svg:width="3.1047in" svg:height="5.0425in" draw:z-index="34"><draw:image xlink:href="Pictures/2000000700001ECE000032079DE9511E.svm" xlink:type="simple" xlink:show="embed" xlink:actuate="onLoad"/></draw:frame></text:p>
        <text:p text:style-name="Standard"><draw:frame draw:style-name="fr2" draw:name="graphics37" text:anchor-type="paragraph" svg:x="0.1866in" svg:y="0.0543in" svg:width="2.6362in" svg:height="5.0217in" draw:z-index="35"><draw:image xlink:href="Pictures/2000000700001A27000031D2D29B1378.svm" xlink:type="simple" xlink:show="embed" xlink:actuate="onLoad"/></draw:frame></text:p>
        <text:p text:style-name="Standard">These are for the 32 and operations.</text:p>
        <text:p text:style-name="Standard"><draw:frame draw:style-name="fr2" draw:name="graphics38" text:anchor-type="paragraph" svg:x="0in" svg:y="0.052in" svg:width="3.3791in" svg:height="4.2429in" draw:z-index="36"><draw:image xlink:href="Pictures/2000000700002797000031B7DC8E81F9.svm" xlink:type="simple" xlink:show="embed" xlink:actuate="onLoad"/></draw:frame></text:p>
        <text:p text:style-name="Standard"/>
        <text:p text:style-name="Standard"/>
        <text:p text:style-name="Standard"><draw:frame draw:style-name="fr2" draw:name="graphics39" text:anchor-type="paragraph" svg:x="0.1839in" svg:y="0.039in" svg:width="2.6457in" svg:height="2.4583in" draw:z-index="37"><draw:image xlink:href="Pictures/2000000700001A410000186571E25CDB.svm" xlink:type="simple" xlink:show="embed" xlink:actuate="onLoad"/></draw:frame></text:p>
        <text:p text:style-name="Standard">((32 of both these [adderResult stops at index 30], all with the end of the name as their index... Saving space.))</text:p>
        <text:p text:style-name="Standard"><draw:frame draw:style-name="fr5" draw:name="graphics40" text:anchor-type="paragraph" svg:width="1.9071in" svg:height="5.0634in" draw:z-index="38"><draw:image xlink:href="Pictures/20000007000012EB0000323CEFF5AA7D.svm" xlink:type="simple" xlink:show="embed" xlink:actuate="onLoad"/></draw:frame><text:soft-page-break/></text:p>
        <text:p text:style-name="Standard"/>
        <text:p text:style-name="Standard"/>
        <text:p text:style-name="Standard">Next segment will be plain text as it's easier to read that :</text:p>
        <text:p text:style-name="Standard"/>
        <text:p text:style-name="P7">assign LO[0] = andResult0[0];</text:p>
        <text:p text:style-name="P7"/>
        <text:p text:style-name="P7">//module RC_ADD_SUB_32(Y, CO, A, B, SnA); template</text:p>
        <text:p text:style-name="P7">//RC_ADD_SUB_32 fa_inst_1(.Y(Y), .CO(CO), .A(A), .B(B), .SnA(SnA));</text:p>
        <text:p text:style-name="P7"/>
        <text:p text:style-name="P7">assign adderRight0 = {1'b0,andResult0[31:1]}; // first case/adder only</text:p>
        <text:p text:style-name="P7">RC_ADD_SUB_32 adder_0(.Y(adderResult0), .CO(adderCO0), .A(adderRight0), .B(andResult1), .SnA(1'b0));</text:p>
        <text:p text:style-name="P7">assign LO[1] = adderResult0[0];</text:p>
        <text:p text:style-name="P7"/>
        <text:p text:style-name="P7">assign adderRight1 = {adderCO0, adderResult0[31:1]};</text:p>
        <text:p text:style-name="P7">RC_ADD_SUB_32 adder_1(.Y(adderResult1), .CO(adderCO1), .A(adderRight1), .B(andResult2), .SnA(1'b0));</text:p>
        <text:p text:style-name="P7">assign LO[2] = adderResult1[0];</text:p>
        <text:p text:style-name="P7"/>
        <text:p text:style-name="P7">assign adderRight2 = {adderCO1, adderResult1[31:1]};</text:p>
        <text:p text:style-name="P7">RC_ADD_SUB_32 adder_2(.Y(adderResult2), .CO(adderCO2), .A(adderRight2), .B(andResult3), .SnA(1'b0));</text:p>
        <text:p text:style-name="P7">assign LO[3] = adderResult2[0];</text:p>
        <text:p text:style-name="P7"/>
        <text:p text:style-name="P7">assign adderRight3 = {adderCO2, adderResult2[31:1]};</text:p>
        <text:p text:style-name="P7">RC_ADD_SUB_32 adder_3(.Y(adderResult3), .CO(adderCO3), .A(adderRight3), .B(andResult4), .SnA(1'b0));</text:p>
        <text:p text:style-name="P7">assign LO[4] = adderResult3[0];</text:p>
        <text:p text:style-name="P7"/>
        <text:p text:style-name="P7">assign adderRight4 = {adderCO3, adderResult3[31:1]};</text:p>
        <text:p text:style-name="P7">RC_ADD_SUB_32 adder_4(.Y(adderResult4), .CO(adderCO4), .A(adderRight4), .B(andResult5), .SnA(1'b0));</text:p>
        <text:p text:style-name="P7">assign LO[5] = adderResult4[0];</text:p>
        <text:p text:style-name="P7"/>
        <text:p text:style-name="P7">assign adderRight5 = {adderCO4, adderResult4[31:1]};</text:p>
        <text:p text:style-name="P7">RC_ADD_SUB_32 adder_5(.Y(adderResult5), .CO(adderCO5), .A(adderRight5), .B(andResult6), .SnA(1'b0));</text:p>
        <text:p text:style-name="P7">assign LO[6] = adderResult5[0];</text:p>
        <text:p text:style-name="P7"/>
        <text:p text:style-name="P7">assign adderRight6 = {adderCO5, adderResult5[31:1]};</text:p>
        <text:p text:style-name="P7">RC_ADD_SUB_32 adder_6(.Y(adderResult6), .CO(adderCO6), .A(adderRight6), .B(andResult7), .SnA(1'b0));</text:p>
        <text:p text:style-name="P7">assign LO[7] = adderResult6[0];</text:p>
        <text:p text:style-name="P7"/>
        <text:p text:style-name="P7">assign adderRight7 = {adderCO6, adderResult6[31:1]};</text:p>
        <text:p text:style-name="P7">RC_ADD_SUB_32 adder_7(.Y(adderResult7), .CO(adderCO7), .A(adderRight7), .B(andResult8), .SnA(1'b0));</text:p>
        <text:p text:style-name="P7">assign LO[8] = adderResult7[0];</text:p>
        <text:p text:style-name="P7"/>
        <text:p text:style-name="P7">assign adderRight8 = {adderCO7, adderResult7[31:1]};</text:p>
        <text:p text:style-name="P7">RC_ADD_SUB_32 adder_8(.Y(adderResult8), .CO(adderCO8), .A(adderRight8), .B(andResult9), .SnA(1'b0));</text:p>
        <text:p text:style-name="P7">assign LO[9] = adderResult8[0];</text:p>
        <text:p text:style-name="P7"/>
        <text:p text:style-name="P7">assign adderRight9 = {adderCO8, adderResult8[31:1]};</text:p>
        <text:p text:style-name="P7">RC_ADD_SUB_32 adder_9(.Y(adderResult9), .CO(adderCO9), .A(adderRight9), .B(andResult10), .SnA(1'b0));</text:p>
        <text:p text:style-name="P7">assign LO[10] = adderResult9[0];</text:p>
        <text:p text:style-name="P7"/>
        <text:p text:style-name="P7">assign adderRight10 = {adderCO9, adderResult9[31:1]};</text:p>
        <text:p text:style-name="P7">RC_ADD_SUB_32 adder_10(.Y(adderResult10), .CO(adderCO10), .A(adderRight10), .B(andResult11), .SnA(1'b0));</text:p>
        <text:p text:style-name="P7">assign LO[11] = adderResult10[0];</text:p>
        <text:p text:style-name="P7"/>
        <text:p text:style-name="P7">assign adderRight11 = {adderCO10, adderResult10[31:1]};</text:p>
        <text:p text:style-name="P7">RC_ADD_SUB_32 adder_11(.Y(adderResult11), .CO(adderCO11), .A(adderRight11), .B(andResult12), .SnA(1'b0));</text:p>
        <text:p text:style-name="P7">assign LO[12] = adderResult11[0];</text:p>
        <text:p text:style-name="P7"/>
        <text:p text:style-name="P7">assign adderRight12 = {adderCO11, adderResult11[31:1]};</text:p>
        <text:p text:style-name="P7">RC_ADD_SUB_32 adder_12(.Y(adderResult12), .CO(adderCO12), .A(adderRight12), .B(andResult13), .SnA(1'b0));</text:p>
        <text:p text:style-name="P7">assign LO[13] = adderResult12[0];</text:p>
        <text:p text:style-name="P7"/>
        <text:p text:style-name="P7">assign adderRight13 = {adderCO12, adderResult12[31:1]};</text:p>
        <text:p text:style-name="P7">RC_ADD_SUB_32 adder_13(.Y(adderResult13), .CO(adderCO13), .A(adderRight13), .B(andResult14), .SnA(1'b0));</text:p>
        <text:p text:style-name="P7">assign LO[14] = adderResult13[0];</text:p>
        <text:p text:style-name="P7"><text:soft-page-break/></text:p>
        <text:p text:style-name="P7">assign adderRight14 = {adderCO13, adderResult13[31:1]};</text:p>
        <text:p text:style-name="P7">RC_ADD_SUB_32 adder_14(.Y(adderResult14), .CO(adderCO14), .A(adderRight14), .B(andResult15), .SnA(1'b0));</text:p>
        <text:p text:style-name="P7">assign LO[15] = adderResult14[0];</text:p>
        <text:p text:style-name="P7"/>
        <text:p text:style-name="P7">assign adderRight15 = {adderCO14, adderResult14[31:1]};</text:p>
        <text:p text:style-name="P7">RC_ADD_SUB_32 adder_15(.Y(adderResult15), .CO(adderCO15), .A(adderRight15), .B(andResult16), .SnA(1'b0));</text:p>
        <text:p text:style-name="P7">assign LO[16] = adderResult15[0];</text:p>
        <text:p text:style-name="P7"/>
        <text:p text:style-name="P7">assign adderRight16 = {adderCO15, adderResult15[31:1]};</text:p>
        <text:p text:style-name="P7">RC_ADD_SUB_32 adder_16(.Y(adderResult16), .CO(adderCO16), .A(adderRight16), .B(andResult17), .SnA(1'b0));</text:p>
        <text:p text:style-name="P7">assign LO[17] = adderResult16[0];</text:p>
        <text:p text:style-name="P7"/>
        <text:p text:style-name="P7">assign adderRight17 = {adderCO16, adderResult16[31:1]};</text:p>
        <text:p text:style-name="P7">RC_ADD_SUB_32 adder_17(.Y(adderResult17), .CO(adderCO17), .A(adderRight17), .B(andResult18), .SnA(1'b0));</text:p>
        <text:p text:style-name="P7">assign LO[18] = adderResult17[0];</text:p>
        <text:p text:style-name="P7"/>
        <text:p text:style-name="P7">assign adderRight18 = {adderCO17, adderResult17[31:1]};</text:p>
        <text:p text:style-name="P7">RC_ADD_SUB_32 adder_18(.Y(adderResult18), .CO(adderCO18), .A(adderRight18), .B(andResult19), .SnA(1'b0));</text:p>
        <text:p text:style-name="P7">assign LO[19] = adderResult18[0];</text:p>
        <text:p text:style-name="P7"/>
        <text:p text:style-name="P7">assign adderRight19 = {adderCO18, adderResult18[31:1]};</text:p>
        <text:p text:style-name="P7">RC_ADD_SUB_32 adder_19(.Y(adderResult19), .CO(adderCO19), .A(adderRight19), .B(andResult20), .SnA(1'b0));</text:p>
        <text:p text:style-name="P7">assign LO[20] = adderResult19[0];</text:p>
        <text:p text:style-name="P7"/>
        <text:p text:style-name="P7">assign adderRight20 = {adderCO19, adderResult19[31:1]};</text:p>
        <text:p text:style-name="P7">RC_ADD_SUB_32 adder_20(.Y(adderResult20), .CO(adderCO20), .A(adderRight20), .B(andResult21), .SnA(1'b0));</text:p>
        <text:p text:style-name="P7">assign LO[21] = adderResult20[0];</text:p>
        <text:p text:style-name="P7"/>
        <text:p text:style-name="P7">assign adderRight21 = {adderCO20, adderResult20[31:1]};</text:p>
        <text:p text:style-name="P7">RC_ADD_SUB_32 adder_21(.Y(adderResult21), .CO(adderCO21), .A(adderRight21), .B(andResult22), .SnA(1'b0));</text:p>
        <text:p text:style-name="P7">assign LO[22] = adderResult21[0];</text:p>
        <text:p text:style-name="P7"/>
        <text:p text:style-name="P7">assign adderRight22 = {adderCO21, adderResult21[31:1]};</text:p>
        <text:p text:style-name="P7">RC_ADD_SUB_32 adder_22(.Y(adderResult22), .CO(adderCO22), .A(adderRight22), .B(andResult23), .SnA(1'b0));</text:p>
        <text:p text:style-name="P7">assign LO[23] = adderResult22[0];</text:p>
        <text:p text:style-name="P7"/>
        <text:p text:style-name="P7">assign adderRight23 = {adderCO22, adderResult22[31:1]};</text:p>
        <text:p text:style-name="P7">RC_ADD_SUB_32 adder_23(.Y(adderResult23), .CO(adderCO23), .A(adderRight23), .B(andResult24), .SnA(1'b0));</text:p>
        <text:p text:style-name="P7">assign LO[24] = adderResult23[0];</text:p>
        <text:p text:style-name="P7"/>
        <text:p text:style-name="P7">assign adderRight24 = {adderCO23, adderResult23[31:1]};</text:p>
        <text:p text:style-name="P7">RC_ADD_SUB_32 adder_24(.Y(adderResult24), .CO(adderCO24), .A(adderRight24), .B(andResult25), .SnA(1'b0));</text:p>
        <text:p text:style-name="P7">assign LO[25] = adderResult24[0];</text:p>
        <text:p text:style-name="P7"/>
        <text:p text:style-name="P7">assign adderRight25 = {adderCO24, adderResult24[31:1]};</text:p>
        <text:p text:style-name="P7">RC_ADD_SUB_32 adder_25(.Y(adderResult25), .CO(adderCO25), .A(adderRight25), .B(andResult26), .SnA(1'b0));</text:p>
        <text:p text:style-name="P7">assign LO[26] = adderResult25[0];</text:p>
        <text:p text:style-name="P7"/>
        <text:p text:style-name="P7">assign adderRight26 = {adderCO25, adderResult25[31:1]};</text:p>
        <text:p text:style-name="P7">RC_ADD_SUB_32 adder_26(.Y(adderResult26), .CO(adderCO26), .A(adderRight26), .B(andResult27), .SnA(1'b0));</text:p>
        <text:p text:style-name="P7">assign LO[27] = adderResult26[0];</text:p>
        <text:p text:style-name="P7"/>
        <text:p text:style-name="P7">assign adderRight27 = {adderCO26, adderResult26[31:1]};</text:p>
        <text:p text:style-name="P7">RC_ADD_SUB_32 adder_27(.Y(adderResult27), .CO(adderCO27), .A(adderRight27), .B(andResult28), .SnA(1'b0));</text:p>
        <text:p text:style-name="P7">assign LO[28] = adderResult27[0];</text:p>
        <text:p text:style-name="P7"/>
        <text:p text:style-name="P7">assign adderRight28 = {adderCO27, adderResult27[31:1]};</text:p>
        <text:p text:style-name="P7">RC_ADD_SUB_32 adder_28(.Y(adderResult28), .CO(adderCO28), .A(adderRight28), .B(andResult29), .SnA(1'b0));</text:p>
        <text:p text:style-name="P7">assign LO[29] = adderResult28[0];</text:p>
        <text:p text:style-name="P7"/>
        <text:p text:style-name="P7">assign adderRight29 = {adderCO28, adderResult28[31:1]};</text:p>
        <text:p text:style-name="P7">RC_ADD_SUB_32 adder_29(.Y(adderResult29), .CO(adderCO29), .A(adderRight29), .B(andResult30), .SnA(1'b0));</text:p>
        <text:p text:style-name="P7">assign LO[30] = adderResult29[0];</text:p>
        <text:p text:style-name="P7"/>
        <text:p text:style-name="P7">assign adderRight30 = {adderCO29, adderResult29[31:1]};</text:p>
        <text:p text:style-name="P7">RC_ADD_SUB_32 adder_30(.Y(adderResult30), .CO(adderCO30), .A(adderRight30), .B(andResult31), .SnA(1'b0));</text:p>
        <text:p text:style-name="P7">assign LO[31] = adderResult30[0];</text:p>
        <text:p text:style-name="P7">assign HI = adderResult30;</text:p>
        <text:p text:style-name="P7"/>
        <text:p text:style-name="P7">endmodule</text:p>
        <text:p text:style-name="Standard">Testing:</text:p>
        <text:p text:style-name="Standard"><draw:frame draw:style-name="fr2" draw:name="graphics41" text:anchor-type="paragraph" svg:x="0in" svg:y="0.0638in" svg:width="3.3791in" svg:height="2.1555in" draw:z-index="39"><draw:image xlink:href="Pictures/2000000700003A1700001EB3FCDDB8F4.svm" xlink:type="simple" xlink:show="embed" xlink:actuate="onLoad"/></draw:frame></text:p>
        <text:p text:style-name="Standard"><draw:frame draw:style-name="fr2" draw:name="graphics42" text:anchor-type="paragraph" svg:x="0.0264in" svg:y="0.0516in" svg:width="3.3909in" svg:height="1.25in" draw:z-index="40"><draw:image xlink:href="Pictures/2000000700002973000013D922BF98DE.svm" xlink:type="simple" xlink:show="embed" xlink:actuate="onLoad"/></draw:frame><text:soft-page-break/>#5 A=32'b1111111111111111111111111111111; B=2; signed_A=32'b1111111111111111111111111111111; signed_B=2;</text:p>
        <text:p text:style-name="Standard">(Line 31 as plain text since it's long and hard to see in image format [it's cut off in the above image].)</text:p>
        <text:p text:style-name="Standard"><draw:frame draw:style-name="fr3" draw:name="graphics43" text:anchor-type="paragraph" svg:width="3.3791in" svg:height="0.4327in" draw:z-index="41"><draw:image xlink:href="Pictures/200000070000741200000FD19EF353B7.svm" xlink:type="simple" xlink:show="embed" xlink:actuate="onLoad"/></draw:frame></text:p>
        <text:p text:style-name="Standard"><draw:frame draw:style-name="fr2" draw:name="graphics44" text:anchor-type="paragraph" svg:x="0.0098in" svg:y="0.0063in" svg:width="2.6256in" svg:height="1.4165in" draw:z-index="42"><draw:image xlink:href="Pictures/2000000700001AAB00000E5F02F25459.svm" xlink:type="simple" xlink:show="embed" xlink:actuate="onLoad"/></draw:frame></text:p>
        <text:p text:style-name="Standard"><draw:frame draw:style-name="fr3" draw:name="graphics45" text:anchor-type="paragraph" svg:width="3.3791in" svg:height="1.1783in" draw:z-index="43"><draw:image xlink:href="Pictures/2000000700002B6A00000F4D502DB1D8.svm" xlink:type="simple" xlink:show="embed" xlink:actuate="onLoad"/></draw:frame></text:p>
        <text:p text:style-name="Standard"><draw:frame draw:style-name="fr2" draw:name="graphics46" text:anchor-type="paragraph" svg:x="0.0453in" svg:y="0.0209in" svg:width="3.3791in" svg:height="1.1071in" draw:z-index="44"><draw:image xlink:href="Pictures/2000000700002D2B00000FEC0E8D167A.svm" xlink:type="simple" xlink:show="embed" xlink:actuate="onLoad"/></draw:frame></text:p>
        <text:p text:style-name="Standard">Test cases (Including the signed multiplier, will show implementation after):</text:p>
        <text:p text:style-name="Standard">(AxB=LO (HI is 0 unless stated otherwise))</text:p>
        <text:p text:style-name="Standard">Unsigned:0x0=0 <text:s/>Signed: 0x0=0</text:p>
        <text:p text:style-name="Standard">Unsigned:10x2=20 <text:s/>Signed: 10x-2=-20</text:p>
        <text:p text:style-name="Standard">Unsigned:1x10=10 <text:s/>Signed: 1x10=10</text:p>
        <text:p text:style-name="Standard">Unsigned:100x100=10000 <text:s/>Signed: <text:s/>100x100=10000</text:p>
        <text:p text:style-name="Standard">Unsigned:99990x2=199980 <text:s/>Signed: <text:s/>99990x-2=-199980</text:p>
        <text:p text:style-name="Standard">Unsigned:(32x1 bit binary)x2=2147483647 (HI = 1) <text:s/>Signed: (32x1 bit binary)x-2=-2147483647 (HI = 1) </text:p>
        <text:p text:style-name="Standard"/>
        <text:p text:style-name="Standard">(Also, we can see that two's complement works through this test so I will not be testing that module. If you do wan't to test it just put any number into it and verify that the output is the correct number in binary. (i.e. put in 2 and check that you get [31 1's and a 0 in binary].))</text:p>
        <text:p text:style-name="Standard"/>
        <text:p text:style-name="Standard">Implementation of two's complement:</text:p>
        <text:p text:style-name="Standard">The basic operation is to flip the bits of your operand and then add 1 to it.</text:p>
        <text:p text:style-name="Standard"><draw:frame draw:style-name="fr2" draw:name="graphics47" text:anchor-type="paragraph" svg:x="0in" svg:y="0.1165in" svg:width="3.3791in" svg:height="2.5402in" draw:z-index="45"><draw:image xlink:href="Pictures/20000007000042AB00003221A418EF87.svm" xlink:type="simple" xlink:show="embed" xlink:actuate="onLoad"/></draw:frame></text:p>
        <text:p text:style-name="P14">(Kaushik Patra, Lab 12, Slide 3)</text:p>
        <text:p text:style-name="Standard"><draw:frame draw:style-name="fr2" draw:name="graphics48" text:anchor-type="paragraph" svg:x="0in" svg:y="-0.0138in" svg:width="3.3791in" svg:height="1.589in" draw:z-index="46"><draw:image xlink:href="Pictures/200000070000379C00001A27AF8760A0.svm" xlink:type="simple" xlink:show="embed" xlink:actuate="onLoad"/></draw:frame></text:p>
        <text:p text:style-name="Standard">We also need a 64 bit variant so:</text:p>
        <text:p text:style-name="Standard">These will be used for the signed multiplier.</text:p>
        <text:p text:style-name="Standard"/>
        <text:p text:style-name="P14"><draw:frame draw:style-name="fr2" draw:name="graphics49" text:anchor-type="paragraph" svg:x="0.0236in" svg:y="0.0425in" svg:width="3.3791in" svg:height="1.3945in" draw:z-index="136"><draw:image xlink:href="Pictures/200000070000464900001AABACF9F3D0.svm" xlink:type="simple" xlink:show="embed" xlink:actuate="onLoad"/></draw:frame> <text:tab/><text:tab/> <text:s text:c="8"/></text:p>
        <text:p text:style-name="P14"/>
        <text:p text:style-name="P14"/>
        <text:p text:style-name="P14"/>
        <text:p text:style-name="P14"><draw:frame draw:style-name="fr2" draw:name="graphics50" text:anchor-type="paragraph" svg:x="0.0217in" svg:y="0.0425in" svg:width="3.3791in" svg:height="2.5382in" draw:z-index="47"><draw:image xlink:href="Pictures/200000070000420C0000319D795AE69F.svm" xlink:type="simple" xlink:show="embed" xlink:actuate="onLoad"/></draw:frame></text:p>
        <text:p text:style-name="P14"><text:soft-page-break/><text:s/>(Kaushik Patra, Lab 12, Slide 4)</text:p>
        <text:p text:style-name="Standard"/>
        <text:p text:style-name="Standard"><draw:frame draw:style-name="fr2" draw:name="graphics51" text:anchor-type="paragraph" svg:x="0in" svg:y="0.0252in" svg:width="3.3791in" svg:height="3.9319in" draw:z-index="48"><draw:image xlink:href="Pictures/20000007000023F9000029DD7C79C86D.svm" xlink:type="simple" xlink:show="embed" xlink:actuate="onLoad"/></draw:frame><draw:frame draw:style-name="fr2" draw:name="graphics52" text:anchor-type="paragraph" svg:x="0in" svg:y="4.0799in" svg:width="3.3791in" svg:height="1.4909in" draw:z-index="49"><draw:image xlink:href="Pictures/2000000700003BBE00001A5C00AB9B85.svm" xlink:type="simple" xlink:show="embed" xlink:actuate="onLoad"/></draw:frame></text:p>
        <text:p text:style-name="Standard">(Testing has already been shown. Refer to the unsigned multiplier's testing section.)</text:p>
        <text:p text:style-name="Standard"/>
        <text:h text:style-name="Heading_20_2" text:outline-level="2">Barrel Shifter</text:h>
        <text:p text:style-name="Standard"><draw:frame draw:style-name="fr1" draw:name="graphics53" text:anchor-type="paragraph" svg:width="3.3791in" svg:height="2.5429in" draw:z-index="50"><draw:image xlink:href="Pictures/20000007000042E000003256E128D2F8.svm" xlink:type="simple" xlink:show="embed" xlink:actuate="onLoad"/></draw:frame></text:p>
        <text:p text:style-name="P14">(Kaushik Patra, Lab 13, Slide 2)</text:p>
        <text:p text:style-name="Standard"/>
        <text:p text:style-name="Standard">To extend the left and right shifter to 32 bits you need 5 total shifts (5 vertical rows of muxs, 32 muxs per row, with the row's shifts being 1, 2, 4, 8, 16.) The selection bit for the first row is 0 up to 4 for the fifth row.</text:p>
        <text:p text:style-name="Standard"><draw:frame draw:style-name="fr2" draw:name="graphics54" text:anchor-type="paragraph" svg:x="0.1382in" svg:y="0.0563in" svg:width="2.1256in" svg:height="4.9902in" draw:z-index="51"><draw:image xlink:href="Pictures/2000000700001517000031833C253F5E.svm" xlink:type="simple" xlink:show="embed" xlink:actuate="onLoad"/></draw:frame>Both left and right shifters have similar sets of wires like above. There is a set of firstShift0-&gt;31, secondShift0-&gt;31, third...fourthShift0-&gt;31. For the fifth shift simply save the shifted bit to the output wire, Y.</text:p>
        <text:p text:style-name="Standard"/>
        <text:p text:style-name="Standard">Right shifter:</text:p>
        <text:p text:style-name="Standard"/>
        <text:p text:style-name="Standard"><draw:frame draw:style-name="fr5" draw:name="graphics55" text:anchor-type="paragraph" svg:width="2.428in" svg:height="1.2508in" draw:z-index="52"><draw:image xlink:href="Pictures/200000070000181600000C68CDF8F87D.svm" xlink:type="simple" xlink:show="embed" xlink:actuate="onLoad"/></draw:frame></text:p>
        <text:p text:style-name="Standard"><draw:frame draw:style-name="fr2" draw:name="graphics56" text:anchor-type="paragraph" svg:x="0.0563in" svg:y="0.1047in" svg:width="3.3791in" svg:height="2.7063in" draw:z-index="53"><draw:image xlink:href="Pictures/2000000700003E53000031EC540A9291.svm" xlink:type="simple" xlink:show="embed" xlink:actuate="onLoad"/></draw:frame><text:soft-page-break/></text:p>
        <text:p text:style-name="Standard"><draw:frame draw:style-name="fr2" draw:name="graphics57" text:anchor-type="paragraph" svg:x="0.0402in" svg:y="0.0402in" svg:width="3.3791in" svg:height="2.2972in" draw:z-index="54"><draw:image xlink:href="Pictures/200000070000485A00003133A4B0E36D.svm" xlink:type="simple" xlink:show="embed" xlink:actuate="onLoad"/></draw:frame></text:p>
        <text:p text:style-name="Standard"><draw:frame draw:style-name="fr1" draw:name="graphics58" text:anchor-type="paragraph" svg:width="3.3791in" svg:height="2.2693in" draw:z-index="55"><draw:image xlink:href="Pictures/2000000700004A51000031ECE6874437.svm" xlink:type="simple" xlink:show="embed" xlink:actuate="onLoad"/></draw:frame></text:p>
        <text:p text:style-name="Standard"/>
        <text:p text:style-name="Standard"><draw:frame draw:style-name="fr2" draw:name="graphics59" text:anchor-type="paragraph" svg:x="0.048in" svg:y="0.0307in" svg:width="3.3791in" svg:height="2.3138in" draw:z-index="56"><draw:image xlink:href="Pictures/20000007000049CC0000328BC12BC441.svm" xlink:type="simple" xlink:show="embed" xlink:actuate="onLoad"/></draw:frame></text:p>
        <text:p text:style-name="Standard"><draw:frame draw:style-name="fr2" draw:name="graphics60" text:anchor-type="paragraph" svg:x="0.048in" svg:y="0in" svg:width="3.3791in" svg:height="2.6866in" draw:z-index="57"><draw:image xlink:href="Pictures/20000007000043140000355639202170.svm" xlink:type="simple" xlink:show="embed" xlink:actuate="onLoad"/></draw:frame></text:p>
        <text:p text:style-name="Standard">(I'll show all the testing for the shifters later as I use the same cases for each and the testing is all on the same file.)</text:p>
        <text:p text:style-name="Standard"/>
        <text:p text:style-name="Standard">Left Shifter:</text:p>
        <text:p text:style-name="Standard"><draw:frame draw:style-name="fr5" draw:name="graphics61" text:anchor-type="paragraph" svg:width="2.4799in" svg:height="3.7193in" draw:z-index="58"><draw:image xlink:href="Pictures/200000070000189A000024E794A4EDD6.svm" xlink:type="simple" xlink:show="embed" xlink:actuate="onLoad"/></draw:frame></text:p>
        <text:p text:style-name="Standard"/>
        <text:p text:style-name="Standard"/>
        <text:p text:style-name="Standard"><text:soft-page-break/></text:p>
        <text:p text:style-name="Standard">Once again, it uses the same wire set up as the right shifter.</text:p>
        <text:p text:style-name="Standard">It also shares the zero bit wire.</text:p>
        <text:p text:style-name="Standard"><draw:frame draw:style-name="fr1" draw:name="graphics62" text:anchor-type="paragraph" svg:width="3.3791in" svg:height="2.8071in" draw:z-index="59"><draw:image xlink:href="Pictures/2000000700003D16000032C0AC696CCC.svm" xlink:type="simple" xlink:show="embed" xlink:actuate="onLoad"/></draw:frame></text:p>
        <text:p text:style-name="Standard"><draw:frame draw:style-name="fr1" draw:name="graphics63" text:anchor-type="paragraph" svg:width="3.3791in" svg:height="2.3in" draw:z-index="60"><draw:image xlink:href="Pictures/200000070000497D00003207428F84C1.svm" xlink:type="simple" xlink:show="embed" xlink:actuate="onLoad"/></draw:frame></text:p>
        <text:p text:style-name="Standard"><draw:frame draw:style-name="fr1" draw:name="graphics64" text:anchor-type="paragraph" svg:width="3.3791in" svg:height="2.3063in" draw:z-index="61"><draw:image xlink:href="Pictures/200000070000483F0000314EB2EB96E3.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5" text:anchor-type="paragraph" svg:x="0.0638in" svg:y="0.0965in" svg:width="3.3791in" svg:height="2.2882in" draw:z-index="62"><draw:image xlink:href="Pictures/2000000700004A51000032560B621D74.svm" xlink:type="simple" xlink:show="embed" xlink:actuate="onLoad"/></draw:frame></text:p>
        <text:p text:style-name="Standard"><draw:frame draw:style-name="fr2" draw:name="graphics66" text:anchor-type="paragraph" svg:x="0.0646in" svg:y="0in" svg:width="3.3791in" svg:height="2.6154in" draw:z-index="63"><draw:image xlink:href="Pictures/200000070000466300003679F5AA2F8F.svm" xlink:type="simple" xlink:show="embed" xlink:actuate="onLoad"/></draw:frame></text:p>
        <text:p text:style-name="Standard">Barrel shifter (that combines left and right):</text:p>
        <text:p text:style-name="Standard"><draw:frame draw:style-name="fr1" draw:name="graphics67" text:anchor-type="paragraph" svg:width="3.3791in" svg:height="2.5189in" draw:z-index="64"><draw:image xlink:href="Pictures/20000007000043640000323C854BAEC3.svm" xlink:type="simple" xlink:show="embed" xlink:actuate="onLoad"/></draw:frame></text:p>
        <text:p text:style-name="P14">(Kaushik Patra, Lab 13, Slide 3)</text:p>
        <text:p text:style-name="Standard">When LnR is 0 then shift right, else if its 1, shift lef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8" text:anchor-type="paragraph" svg:x="0.0654in" svg:y="0in" svg:width="3.1201in" svg:height="2.95in" draw:z-index="65"><draw:image xlink:href="Pictures/200000070000263F0000221C1FEAB708.svm" xlink:type="simple" xlink:show="embed" xlink:actuate="onLoad"/></draw:frame><text:soft-page-break/></text:p>
        <text:p text:style-name="Standard">Barrel shifter which can detect if you're shifting more than 5 times: </text:p>
        <text:p text:style-name="Standard"><draw:frame draw:style-name="fr2" draw:name="graphics70" text:anchor-type="paragraph" svg:x="0in" svg:y="0.1445in" svg:width="3.3791in" svg:height="2.55in" draw:z-index="67"><draw:image xlink:href="Pictures/2000000700004226000031EC8C6A1A5A.svm" xlink:type="simple" xlink:show="embed" xlink:actuate="onLoad"/></draw:frame></text:p>
        <text:p text:style-name="Standard"/>
        <text:p text:style-name="P14">(Kaushik Patra, Lab 13, Slide 3)</text:p>
        <text:p text:style-name="Standard">The point of this shifter is that if you're shifting by more than 32 times you'll just be returned 0 anywa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9" text:anchor-type="paragraph" svg:x="0.2327in" svg:y="0.0575in" svg:width="2.5008in" svg:height="5.8437in" draw:z-index="66"><draw:image xlink:href="Pictures/20000007000018CF000039FCC59D3C35.svm" xlink:type="simple" xlink:show="embed" xlink:actuate="onLoad"/></draw:frame></text:p>
        <text:p text:style-name="Standard"/>
        <text:p text:style-name="Standard"><draw:frame draw:style-name="fr1" draw:name="graphics71" text:anchor-type="paragraph" svg:width="3.3791in" svg:height="3.3209in" draw:z-index="68"><draw:image xlink:href="Pictures/200000070000365E0000357035671315.svm" xlink:type="simple" xlink:show="embed" xlink:actuate="onLoad"/></draw:frame></text:p>
        <text:p text:style-name="Standard"/>
        <text:p text:style-name="Standard"/>
        <text:p text:style-name="Standard"/>
        <text:p text:style-name="Standard"/>
        <text:p text:style-name="Standard"/>
        <text:p text:style-name="Standard">The ors are making S[31:5] into 1 bit. If any of them are 1 then the output should be 0.</text:p>
        <text:p text:style-name="Standard"/>
        <text:p text:style-name="Standard">Testing (all the shifters):</text:p>
        <text:p text:style-name="Standard"><draw:frame draw:style-name="fr1" draw:name="graphics72" text:anchor-type="paragraph" svg:width="3.3791in" svg:height="3.2563in" draw:z-index="69"><draw:image xlink:href="Pictures/200000070000358A000039923586702B.svm" xlink:type="simple" xlink:show="embed" xlink:actuate="onLoad"/></draw:frame><text:soft-page-break/></text:p>
        <text:p text:style-name="Standard">Test cases (shared by all):</text:p>
        <text:p text:style-name="Standard">D=50, Shift =1, LnR =0</text:p>
        <text:p text:style-name="Standard">D=500, Shift =2 ,LnR =0</text:p>
        <text:p text:style-name="Standard">D=2000, Shift =1, LnR =1</text:p>
        <text:p text:style-name="Standard">D=2, Shift =20, LnR =1</text:p>
        <text:p text:style-name="Standard">D=2, Shift =45, LnR =0</text:p>
        <text:p text:style-name="Standard">D=200, Shift =15, LnR =0</text:p>
        <text:p text:style-name="Standard"/>
        <text:p text:style-name="Standard">Left:</text:p>
        <text:p text:style-name="Standard"><draw:frame draw:style-name="fr2" draw:name="graphics73" text:anchor-type="paragraph" svg:x="0in" svg:y="0.072in" svg:width="3.3791in" svg:height="0.3425in" draw:z-index="70"><draw:image xlink:href="Pictures/2000000700003B1F00000600A6915076.svm" xlink:type="simple" xlink:show="embed" xlink:actuate="onLoad"/></draw:frame></text:p>
        <text:p text:style-name="Standard"><draw:frame draw:style-name="fr2" draw:name="graphics74" text:anchor-type="paragraph" svg:x="0.0161in" svg:y="0.1063in" svg:width="3.3791in" svg:height="0.3925in" draw:z-index="71"><draw:image xlink:href="Pictures/20000007000038F40000069EE29248AD.svm" xlink:type="simple" xlink:show="embed" xlink:actuate="onLoad"/></draw:frame></text:p>
        <text:p text:style-name="Standard">(For the 5 bit shift registers 45 isn't supported so this case can be ignored. That means every shifter except SHIFTER32.)</text:p>
        <text:p text:style-name="Standard">Right:</text:p>
        <text:p text:style-name="Standard"><draw:frame draw:style-name="fr3" draw:name="graphics75" text:anchor-type="paragraph" svg:width="3.3791in" svg:height="0.3654in" draw:z-index="72"><draw:image xlink:href="Pictures/2000000700003B3A000006698E31E622.svm" xlink:type="simple" xlink:show="embed" xlink:actuate="onLoad"/></draw:frame></text:p>
        <text:p text:style-name="Standard"><draw:frame draw:style-name="fr3" draw:name="graphics76" text:anchor-type="paragraph" svg:width="3.3791in" svg:height="0.3764in" draw:z-index="73"><draw:image xlink:href="Pictures/20000007000039780000066993738B26.svm" xlink:type="simple" xlink:show="embed" xlink:actuate="onLoad"/></draw:frame></text:p>
        <text:p text:style-name="Standard">Shifter with options between L and R:</text:p>
        <text:p text:style-name="Standard"><draw:frame draw:style-name="fr2" draw:name="graphics77" text:anchor-type="paragraph" svg:x="0in" svg:y="0.1283in" svg:width="3.3791in" svg:height="0.4283in" draw:z-index="74"><draw:image xlink:href="Pictures/2000000700003AB500000772277FACF0.svm" xlink:type="simple" xlink:show="embed" xlink:actuate="onLoad"/></draw:frame></text:p>
        <text:p text:style-name="Standard"><draw:frame draw:style-name="fr3" draw:name="graphics78" text:anchor-type="paragraph" svg:width="3.3791in" svg:height="0.4571in" draw:z-index="75"><draw:image xlink:href="Pictures/200000070000388A000007A798F41471.svm" xlink:type="simple" xlink:show="embed" xlink:actuate="onLoad"/></draw:frame></text:p>
        <text:p text:style-name="Standard"/>
        <text:p text:style-name="Standard"/>
        <text:p text:style-name="Standard"/>
        <text:p text:style-name="Standard">32 bit Shifter:</text:p>
        <text:p text:style-name="Standard"><draw:frame draw:style-name="fr2" draw:name="graphics79" text:anchor-type="paragraph" svg:x="0in" svg:y="0.0882in" svg:width="3.3791in" svg:height="0.461in" draw:z-index="76"><draw:image xlink:href="Pictures/2000000700003A4C000007F6CDD8FFF8.svm" xlink:type="simple" xlink:show="embed" xlink:actuate="onLoad"/></draw:frame></text:p>
        <text:p text:style-name="Standard"><draw:frame draw:style-name="fr3" draw:name="graphics80" text:anchor-type="paragraph" svg:width="3.3791in" svg:height="0.5299in" draw:z-index="77"><draw:image xlink:href="Pictures/20000007000038A4000008E4DFBE7F2F.svm" xlink:type="simple" xlink:show="embed" xlink:actuate="onLoad"/></draw:frame></text:p>
        <text:p text:style-name="Standard">Results:<text:line-break/>Left:</text:p>
        <text:p text:style-name="Standard">50&lt;&lt;1=100</text:p>
        <text:p text:style-name="Standard">500&lt;&lt;2=2000</text:p>
        <text:p text:style-name="Standard">2000&lt;&lt;1=4000</text:p>
        <text:p text:style-name="Standard">2&lt;&lt;20=2097152</text:p>
        <text:p text:style-name="Standard">2&lt;&lt;45=((Invalid result based on design))</text:p>
        <text:p text:style-name="Standard">200&lt;&lt;15=6553600</text:p>
        <text:p text:style-name="Standard"/>
        <text:p text:style-name="Standard">Right:</text:p>
        <text:p text:style-name="Standard">50&gt;&gt;1=25</text:p>
        <text:p text:style-name="Standard">500&gt;&gt;2=125</text:p>
        <text:p text:style-name="Standard">2000&gt;&gt;1=1000</text:p>
        <text:p text:style-name="Standard">2&gt;&gt;20=0</text:p>
        <text:p text:style-name="Standard">2&gt;&gt;45=0</text:p>
        <text:p text:style-name="Standard">200&gt;&gt;15=0</text:p>
        <text:p text:style-name="Standard"/>
        <text:p text:style-name="Standard">L and R Shifter:</text:p>
        <text:p text:style-name="Standard">50&gt;&gt;1=25</text:p>
        <text:p text:style-name="Standard">500&gt;&gt;2=125</text:p>
        <text:p text:style-name="Standard">2000&lt;&lt;1=4000</text:p>
        <text:p text:style-name="Standard">2&lt;&lt;20=2097152</text:p>
        <text:p text:style-name="Standard">2&gt;&gt;45=0</text:p>
        <text:p text:style-name="Standard">200&gt;&gt;15=0</text:p>
        <text:p text:style-name="Standard"/>
        <text:p text:style-name="Standard">32Bit Shifter:</text:p>
        <text:p text:style-name="Standard">50&gt;&gt;1=25</text:p>
        <text:p text:style-name="Standard">500&gt;&gt;2=125</text:p>
        <text:p text:style-name="Standard">2000&lt;&lt;1=4000</text:p>
        <text:p text:style-name="Standard">2&lt;&lt;20=2097152</text:p>
        <text:p text:style-name="Standard">2&gt;&gt;45=0</text:p>
        <text:p text:style-name="Standard">200&gt;&gt;15=0</text:p>
        <text:p text:style-name="Standard"/>
        <text:h text:style-name="Heading_20_2" text:outline-level="2">32 bit AND, NOR, INV, OR</text:h>
        <text:p text:style-name="Standard"><draw:frame draw:style-name="fr1" draw:name="graphics81" text:anchor-type="paragraph" svg:width="3.3791in" svg:height="2.5311in" draw:z-index="78"><draw:image xlink:href="Pictures/200000070000425B000031B71CA938BD.svm" xlink:type="simple" xlink:show="embed" xlink:actuate="onLoad"/></draw:frame></text:p>
        <text:p text:style-name="P14">(Kaushik Patra, Lab 13, Slide 4)</text:p>
        <text:p text:style-name="Standard"/>
        <text:p text:style-name="Standard"><draw:frame draw:style-name="fr2" draw:name="graphics82" text:anchor-type="paragraph" svg:x="0.4138in" svg:y="0.1335in" svg:width="2.552in" svg:height="6.928in" draw:z-index="79"><draw:image xlink:href="Pictures/2000000700001953000044BCD022E655.svm" xlink:type="simple" xlink:show="embed" xlink:actuate="onLoad"/></draw:frame><text:soft-page-break/></text:p>
        <text:p text:style-name="Standard">(The testing is short so I will do it all together once again.)</text:p>
        <text:p text:style-name="P14"/>
        <text:p text:style-name="Standard"><draw:frame draw:style-name="fr2" draw:name="graphics83" text:anchor-type="paragraph" svg:x="0.0862in" svg:y="0.0437in" svg:width="3.3791in" svg:height="2.5063in" draw:z-index="80"><draw:image xlink:href="Pictures/20000007000042760000314E8D74D4A0.svm" xlink:type="simple" xlink:show="embed" xlink:actuate="onLoad"/></draw:frame></text:p>
        <text:p text:style-name="P14">(Kaushik Patra, Lab 13, Slide 5)</text:p>
        <text:p text:style-name="Standard"><draw:frame draw:style-name="fr2" draw:name="graphics84" text:anchor-type="paragraph" svg:x="0.3819in" svg:y="0.0752in" svg:width="2.6154in" svg:height="6.7811in" draw:z-index="81"><draw:image xlink:href="Pictures/20000007000019F20000434922AEA25C.svm" xlink:type="simple" xlink:show="embed" xlink:actuate="onLoad"/></draw:frame></text:p>
        <text:p text:style-name="Standard"/>
        <text:p text:style-name="Standard"><draw:frame draw:style-name="fr1" draw:name="graphics85" text:anchor-type="paragraph" svg:width="3.3791in" svg:height="2.5189in" draw:z-index="82"><draw:image xlink:href="Pictures/20000007000042260000314E793B93B4.svm" xlink:type="simple" xlink:show="embed" xlink:actuate="onLoad"/></draw:frame></text:p>
        <text:p text:style-name="P14">(Kaushik Patra, Lab 13, Slide 6)</text:p>
        <text:p text:style-name="Standard"><draw:frame draw:style-name="fr4" draw:name="graphics86" text:anchor-type="paragraph" svg:width="1.7508in" svg:height="1.7811in" draw:z-index="83"><draw:image xlink:href="Pictures/200000070000115E000011ADB3B168FB.svm" xlink:type="simple" xlink:show="embed" xlink:actuate="onLoad"/></draw:frame><text:soft-page-break/></text:p>
        <text:p text:style-name="Standard"><draw:frame draw:style-name="fr2" draw:name="graphics88" text:anchor-type="paragraph" svg:x="0in" svg:y="0.1126in" svg:width="3.3791in" svg:height="2.5583in" draw:z-index="85"><draw:image xlink:href="Pictures/20000007000041880000319D0E725A80.svm" xlink:type="simple" xlink:show="embed" xlink:actuate="onLoad"/></draw:frame></text:p>
        <text:p text:style-name="P14"><draw:frame draw:style-name="fr2" draw:name="graphics87" text:anchor-type="paragraph" svg:x="0.0201in" svg:y="0.302in" svg:width="3.3437in" svg:height="2.2402in" draw:z-index="84"><draw:image xlink:href="Pictures/200000070000212E0000163A7F541761.svm" xlink:type="simple" xlink:show="embed" xlink:actuate="onLoad"/></draw:frame>(Kaushik Patra, Lab 13, Slide 7)</text:p>
        <text:p text:style-name="Standard"/>
        <text:p text:style-name="Standard"/>
        <text:p text:style-name="Standard">Testing of 32 bit logic gates:</text:p>
        <text:p text:style-name="Standard"><draw:frame draw:style-name="fr1" draw:name="graphics89" text:anchor-type="paragraph" svg:width="3.3791in" svg:height="3.4244in" draw:z-index="86"><draw:image xlink:href="Pictures/200000070000360F000036C85A33C1D1.svm" xlink:type="simple" xlink:show="embed" xlink:actuate="onLoad"/></draw:frame></text:p>
        <text:p text:style-name="Standard">NOR:</text:p>
        <text:p text:style-name="Standard"><draw:frame draw:style-name="fr2" draw:name="graphics90" text:anchor-type="paragraph" svg:x="0in" svg:y="0.0752in" svg:width="3.3791in" svg:height="0.3811in" draw:z-index="87"><draw:image xlink:href="Pictures/20000007000038BF00000669BB0278EC.svm" xlink:type="simple" xlink:show="embed" xlink:actuate="onLoad"/></draw:frame><draw:frame draw:style-name="fr2" draw:name="graphics91" text:anchor-type="paragraph" svg:x="0.2972in" svg:y="0.5311in" svg:width="2.9165in" svg:height="0.5839in" draw:z-index="88"><draw:image xlink:href="Pictures/2000000700001CF1000005CB285D1BCE.svm" xlink:type="simple" xlink:show="embed" xlink:actuate="onLoad"/></draw:frame><draw:frame draw:style-name="fr2" draw:name="graphics92" text:anchor-type="paragraph" svg:x="0.4398in" svg:y="1.1618in" svg:width="2.5008in" svg:height="0.7193in" draw:z-index="89"><draw:image xlink:href="Pictures/20000007000018CF0000072384F56D70.svm" xlink:type="simple" xlink:show="embed" xlink:actuate="onLoad"/></draw:frame></text:p>
        <text:p text:style-name="Standard">AND:</text:p>
        <text:p text:style-name="Standard"><draw:frame draw:style-name="fr3" draw:name="graphics93" text:anchor-type="paragraph" svg:width="3.3791in" svg:height="0.2925in" draw:z-index="90"><draw:image xlink:href="Pictures/20000007000036FD000004C2EACE5B91.svm" xlink:type="simple" xlink:show="embed" xlink:actuate="onLoad"/></draw:frame></text:p>
        <text:p text:style-name="Standard"><draw:frame draw:style-name="fr4" draw:name="graphics94" text:anchor-type="paragraph" svg:width="3.0008in" svg:height="0.5217in" draw:z-index="91"><draw:image xlink:href="Pictures/2000000700001DC50000052C57386CF8.svm" xlink:type="simple" xlink:show="embed" xlink:actuate="onLoad"/></draw:frame></text:p>
        <text:p text:style-name="Standard"><draw:frame draw:style-name="fr2" draw:name="graphics95" text:anchor-type="paragraph" svg:x="0.4965in" svg:y="0.0283in" svg:width="2.3862in" svg:height="0.552in" draw:z-index="92"><draw:image xlink:href="Pictures/20000007000017AC0000057B258A03F0.svm" xlink:type="simple" xlink:show="embed" xlink:actuate="onLoad"/></draw:frame></text:p>
        <text:p text:style-name="Standard">INV:</text:p>
        <text:p text:style-name="Standard"><draw:frame draw:style-name="fr2" draw:name="graphics96" text:anchor-type="paragraph" svg:x="0in" svg:y="0.0465in" svg:width="3.3791in" svg:height="0.4327in" draw:z-index="93"><draw:image xlink:href="Pictures/20000007000039280000039F79458989.svm" xlink:type="simple" xlink:show="embed" xlink:actuate="onLoad"/></draw:frame></text:p>
        <text:p text:style-name="Standard"><draw:frame draw:style-name="fr2" draw:name="graphics97" text:anchor-type="paragraph" svg:x="0.25in" svg:y="0.0028in" svg:width="2.9165in" svg:height="0.3228in" draw:z-index="94"><draw:image xlink:href="Pictures/2000000700001CF10000033574C4C85C.svm" xlink:type="simple" xlink:show="embed" xlink:actuate="onLoad"/></draw:frame></text:p>
        <text:p text:style-name="Standard"><draw:frame draw:style-name="fr4" draw:name="graphics98" text:anchor-type="paragraph" svg:width="2.4071in" svg:height="0.3437in" draw:z-index="95"><draw:image xlink:href="Pictures/20000007000017E10000036A3AB7FC4D.svm" xlink:type="simple" xlink:show="embed" xlink:actuate="onLoad"/></draw:frame></text:p>
        <text:p text:style-name="Standard"/>
        <text:p text:style-name="Standard"/>
        <text:p text:style-name="Standard"/>
        <text:p text:style-name="Standard"/>
        <text:p text:style-name="Standard"><text:soft-page-break/>OR:</text:p>
        <text:p text:style-name="Standard"><draw:frame draw:style-name="fr3" draw:name="graphics99" text:anchor-type="paragraph" svg:width="3.3791in" svg:height="0.448in" draw:z-index="96"><draw:image xlink:href="Pictures/200000070000395D00000511DFFAC756.svm" xlink:type="simple" xlink:show="embed" xlink:actuate="onLoad"/></draw:frame></text:p>
        <text:p text:style-name="Standard"><draw:frame draw:style-name="fr4" draw:name="graphics100" text:anchor-type="paragraph" svg:width="2.9693in" svg:height="0.4799in" draw:z-index="97"><draw:image xlink:href="Pictures/2000000700001D76000004C2194362C5.svm" xlink:type="simple" xlink:show="embed" xlink:actuate="onLoad"/></draw:frame></text:p>
        <text:p text:style-name="Standard"><draw:frame draw:style-name="fr4" draw:name="graphics101" text:anchor-type="paragraph" svg:width="2.3228in" svg:height="0.552in" draw:z-index="98"><draw:image xlink:href="Pictures/200000070000170D0000057B55810E8D.svm" xlink:type="simple" xlink:show="embed" xlink:actuate="onLoad"/></draw:frame></text:p>
        <text:p text:style-name="Standard">In each of these cases, you can see that the proper bitwise operations are correct/resulting in the correct values.</text:p>
        <text:p text:style-name="Standard"/>
        <text:h text:style-name="Heading_20_2" text:outline-level="2">Multiplexers (forming a 16x1 mux)</text:h>
        <text:p text:style-name="Standard"><draw:frame draw:style-name="fr2" draw:name="graphics102" text:anchor-type="paragraph" svg:x="0in" svg:y="0.0945in" svg:width="3.3791in" svg:height="2.5516in" draw:z-index="99"><draw:image xlink:href="Pictures/2000000700004314000032A626F5DD4B.svm" xlink:type="simple" xlink:show="embed" xlink:actuate="onLoad"/></draw:frame></text:p>
        <text:p text:style-name="P14">(Kaushik Patra, Lab 14, Slide 1)</text:p>
        <text:p text:style-name="Standard">Each subsequent mux will rely on previous ones so they are easily instantiated. You should test them as you go but I will show the testing after each's implementation.</text:p>
        <text:p text:style-name="Standard"><draw:frame draw:style-name="fr2" draw:name="graphics103" text:anchor-type="paragraph" svg:x="0in" svg:y="0.0472in" svg:width="3.3791in" svg:height="2.6134in" draw:z-index="100"><draw:image xlink:href="Pictures/2000000700002C3D0000223719911B3D.svm"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2" draw:name="graphics104" text:anchor-type="paragraph" svg:x="0in" svg:y="0.0654in" svg:width="3.3791in" svg:height="2.5846in" draw:z-index="101"><draw:image xlink:href="Pictures/20000007000042E00000332A2FB6A637.svm" xlink:type="simple" xlink:show="embed" xlink:actuate="onLoad"/></draw:frame></text:p>
        <text:p text:style-name="P14">(Kaushik Patra, Lab 14, Slide 2)</text:p>
        <text:p text:style-name="Standard"><draw:frame draw:style-name="fr2" draw:name="graphics105" text:anchor-type="paragraph" svg:x="0in" svg:y="0.0091in" svg:width="3.3791in" svg:height="2.6102in" draw:z-index="102"><draw:image xlink:href="Pictures/200000070000385500002B84309F2983.svm" xlink:type="simple" xlink:show="embed" xlink:actuate="onLoad"/></draw:frame></text:p>
        <text:p text:style-name="Standard"><draw:frame draw:style-name="fr1" draw:name="graphics106" text:anchor-type="paragraph" svg:width="3.3791in" svg:height="2.528in" draw:z-index="103"><draw:image xlink:href="Pictures/200000070000434900003256B304AD7B.svm" xlink:type="simple" xlink:show="embed" xlink:actuate="onLoad"/></draw:frame></text:p>
        <text:p text:style-name="P14">(Kaushik Patra, Lab 14, Slid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107" text:anchor-type="paragraph" svg:width="3.3791in" svg:height="2.6425in" draw:z-index="104"><draw:image xlink:href="Pictures/2000000700002EED000024B2A75127FB.svm" xlink:type="simple" xlink:show="embed" xlink:actuate="onLoad"/></draw:frame><text:soft-page-break/></text:p>
        <text:p text:style-name="Standard"><draw:frame draw:style-name="fr2" draw:name="graphics108" text:anchor-type="paragraph" svg:x="0.0098in" svg:y="0.0665in" svg:width="3.3791in" svg:height="0.6925in" draw:z-index="105"><draw:image xlink:href="Pictures/20000007000055C900001193964C68DE.svm" xlink:type="simple" xlink:show="embed" xlink:actuate="onLoad"/></draw:frame></text:p>
        <text:p text:style-name="Standard">Plain text is as follows, as it is hard to read:</text:p>
        <text:p text:style-name="Standard"/>
        <text:p text:style-name="P7">// 32-bit 16x1 mux</text:p>
        <text:p text:style-name="P7">module MUX32_16x1(Y, I0, I1, I2, I3, I4, I5, I6, I7,</text:p>
        <text:p text:style-name="P7"><text:s text:c="21"/>I8, I9, I10, I11, I12, I13, I14, I15, S);</text:p>
        <text:p text:style-name="P7">// output list</text:p>
        <text:p text:style-name="P7">output [31:0] Y;</text:p>
        <text:p text:style-name="P7">//input list</text:p>
        <text:p text:style-name="P7">input [31:0] I0;</text:p>
        <text:p text:style-name="P7">input [31:0] I1;</text:p>
        <text:p text:style-name="P7">input [31:0] I2;</text:p>
        <text:p text:style-name="P7">input [31:0] I3;</text:p>
        <text:p text:style-name="P7">input [31:0] I4;</text:p>
        <text:p text:style-name="P7">input [31:0] I5;</text:p>
        <text:p text:style-name="P7">input [31:0] I6;</text:p>
        <text:p text:style-name="P7">input [31:0] I7;</text:p>
        <text:p text:style-name="P7">input [31:0] I8;</text:p>
        <text:p text:style-name="P7">input [31:0] I9;</text:p>
        <text:p text:style-name="P7">input [31:0] I10;</text:p>
        <text:p text:style-name="P7">input [31:0] I11;</text:p>
        <text:p text:style-name="P7">input [31:0] I12;</text:p>
        <text:p text:style-name="P7">input [31:0] I13;</text:p>
        <text:p text:style-name="P7">input [31:0] I14;</text:p>
        <text:p text:style-name="P7">input [31:0] I15;</text:p>
        <text:p text:style-name="P7">input [3:0] S;</text:p>
        <text:p text:style-name="P7"/>
        <text:p text:style-name="P7">// TBD</text:p>
        <text:p text:style-name="P7">wire [31:0] mux1_Y;</text:p>
        <text:p text:style-name="P7">wire [31:0] mux2_Y;</text:p>
        <text:p text:style-name="P7"/>
        <text:p text:style-name="P7">//module MUX32_8x1(Y, I0, I1, I2, I3, I4, I5, I6, I7, S);</text:p>
        <text:p text:style-name="P7">MUX32_8x1 mux1(.Y(mux1_Y), .I0(I0), .I1(I1), .I2(I2), .I3(I3), .I4(I4), .I5(I5), .I6(I6), .I7(I7), .S(S[2:0]));</text:p>
        <text:p text:style-name="P7"/>
        <text:p text:style-name="P7">MUX32_8x1 mux2(.Y(mux2_Y), .I0(I8), .I1(I9), .I2(I10), .I3(I11), .I4(I12), .I5(I13), .I6(I14), .I7(I15), .S(S[2:0]));</text:p>
        <text:p text:style-name="P7"/>
        <text:p text:style-name="P7">MUX32_2x1 mux3(.Y(Y), .I0(mux1_Y), .I1(mux2_Y), .S(S[3]));</text:p>
        <text:p text:style-name="P7"/>
        <text:p text:style-name="P7">endmodule</text:p>
        <text:p text:style-name="Standard">The 32 bit 32x1 isn't used until later, but we will be using it for testing so I will show it now.</text:p>
        <text:p text:style-name="Standard"><draw:frame draw:style-name="fr2" draw:name="graphics113" text:anchor-type="paragraph" svg:x="0in" svg:y="0.1283in" svg:width="3.3791in" svg:height="2.5772in" draw:z-index="110"><draw:image xlink:href="Pictures/20000007000043140000332A57204EA1.svm" xlink:type="simple" xlink:show="embed" xlink:actuate="onLoad"/></draw:frame></text:p>
        <text:p text:style-name="P14"><draw:frame draw:style-name="fr2" draw:name="graphics112" text:anchor-type="paragraph" svg:x="0.048in" svg:y="0.3217in" svg:width="3.4272in" svg:height="2.328in" draw:z-index="109"><draw:image xlink:href="Pictures/2000000700004487000028EF97FDE7BC.svm" xlink:type="simple" xlink:show="embed" xlink:actuate="onLoad"/></draw:frame>(Kaushik Patra, Lab 16, Slide 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sting:</text:p>
        <text:p text:style-name="Standard">Essentially, you need to be able to put something in every input and then read from those inputs. I would test every multiplexer but since they are telescoping in nature (each one refers to an instance of previous ones,) I can simply test the highest “order” or mux. If you encounter problems you should test them one by one, but I will only show testing of the 32 bit 16x1 mux.</text:p>
        <text:p text:style-name="Standard"><draw:frame draw:style-name="fr5" draw:name="graphics109" text:anchor-type="paragraph" svg:width="2.5728in" svg:height="7.5102in" draw:z-index="106"><draw:image xlink:href="Pictures/200000070000198800004A85976C6439.svm" xlink:type="simple" xlink:show="embed" xlink:actuate="onLoad"/></draw:frame></text:p>
        <text:p text:style-name="Standard"><draw:frame draw:style-name="fr3" draw:name="graphics110" text:anchor-type="paragraph" svg:width="3.3791in" svg:height="1.1634in" draw:z-index="107"><draw:image xlink:href="Pictures/200000070000292300000E2A1BF876C0.svm" xlink:type="simple" xlink:show="embed" xlink:actuate="onLoad"/></draw:frame></text:p>
        <text:p text:style-name="P7">//MUX32_16x1 mux_16(.Y(Y_16x1), .I0(I0_16x1), .I1(I1_16x1), .I2(I2_16x1), .I3(I3_16x1), .I4(I4_16x1), .I5(I5_16x1),</text:p>
        <text:p text:style-name="P7">// <text:s text:c="14"/>.I6(I6_16x1), .I7(I7_16x1), .I8(I8_16x1), .I9(I9_16x1), .I10(I10_16x1), .I11(I11_16x1),</text:p>
        <text:p text:style-name="P7">// <text:s text:c="14"/>.I12(I12_16x1), .I13(I13_16x1), .I14(I14_16x1), .I15(I15_16x1), .S(S_16x1));</text:p>
        <text:p text:style-name="P7"/>
        <text:p text:style-name="P7">MUX32_32x1 mux_32(.Y(Y_16x1), .I0(I0_16x1), .I1(I1_16x1), .I2(I2_16x1), .I3(I3_16x1), .I4(I4_16x1), .I5(I5_16x1), .I6(I6_16x1), .I7(I7_16x1),</text:p>
        <text:p text:style-name="P7"><text:s text:c="21"/>.I8(I8_16x1), .I9(I9_16x1), .I10(I10_16x1), .I11(I11_16x1), .I12(I12_16x1), .I13(I13_16x1), .I14(I14_16x1), .I15(I15_16x1),</text:p>
        <text:p text:style-name="P7"><text:s text:c="21"/>.I16(I16_16x1), .I17(I17_16x1), .I18(I18_16x1), .I19(I19_16x1), .I20(I20_16x1), .I21(I21_16x1), .I22(I22_16x1), .I23(I23_16x1),</text:p>
        <text:p text:style-name="P7"><text:s text:c="21"/>.I24(I24_16x1), .I25(I25_16x1), .I26(I26_16x1), .I27(I27_16x1), .I28(I28_16x1), .I29(I29_16x1), .I30(I30_16x1), .I31(I31_16x1), .S(S_32x1));</text:p>
        <text:p text:style-name="P7"/>
        <text:p text:style-name="P7"><draw:frame draw:style-name="fr2" draw:name="graphics111" text:anchor-type="paragraph" svg:x="0.0756in" svg:y="0in" svg:width="1.2193in" svg:height="5.5102in" draw:z-index="108"><draw:image xlink:href="Pictures/2000000700000C19000036AD213C0C86.svm"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2" draw:name="graphics114" text:anchor-type="paragraph" svg:x="0.7346in" svg:y="0.0327in" svg:width="1.5728in" svg:height="5.178in" draw:z-index="111"><draw:image xlink:href="Pictures/2000000700000F9C0000335F355F7927.svm" xlink:type="simple" xlink:show="embed" xlink:actuate="onLoad"/></draw:frame><text:soft-page-break/>Since each input simply holds the value of its index and we're incrementing by one each time, I am omitting the input registers from the waveform.</text:p>
        <text:p text:style-name="Standard"><draw:frame draw:style-name="fr2" draw:name="graphics115" text:anchor-type="paragraph" svg:x="0in" svg:y="0.0563in" svg:width="3.3791in" svg:height="0.2555in" draw:z-index="112"><draw:image xlink:href="Pictures/200000070000328B000003D4DBB310D1.svm" xlink:type="simple" xlink:show="embed" xlink:actuate="onLoad"/></draw:frame></text:p>
        <text:p text:style-name="Standard"><draw:frame draw:style-name="fr4" draw:name="graphics116" text:anchor-type="paragraph" svg:width="3.3654in" svg:height="0.4374in" draw:z-index="113"><draw:image xlink:href="Pictures/200000070000216300000458000BEB1D.svm" xlink:type="simple" xlink:show="embed" xlink:actuate="onLoad"/></draw:frame></text:p>
        <text:p text:style-name="Standard"><draw:frame draw:style-name="fr2" draw:name="graphics117" text:anchor-type="paragraph" svg:x="0in" svg:y="0.0563in" svg:width="3.3791in" svg:height="0.3201in" draw:z-index="114"><draw:image xlink:href="Pictures/2000000700002747000003BA3EC3B139.svm" xlink:type="simple" xlink:show="embed" xlink:actuate="onLoad"/></draw:frame><draw:frame draw:style-name="fr2" draw:name="graphics118" text:anchor-type="paragraph" svg:x="0.0319in" svg:y="0.4484in" svg:width="3.3791in" svg:height="0.3535in" draw:z-index="115"><draw:image xlink:href="Pictures/200000070000268E00000409A2ECC876.svm" xlink:type="simple" xlink:show="embed" xlink:actuate="onLoad"/></draw:frame></text:p>
        <text:p text:style-name="Standard"><draw:frame draw:style-name="fr4" draw:name="graphics119" text:anchor-type="paragraph" svg:width="3.3547in" svg:height="0.3654in" draw:z-index="116"><draw:image xlink:href="Pictures/20000007000021490000039FE6526F8F.svm" xlink:type="simple" xlink:show="embed" xlink:actuate="onLoad"/></draw:frame></text:p>
        <text:p text:style-name="Standard"><draw:frame draw:style-name="fr4" draw:name="graphics120" text:anchor-type="paragraph" svg:width="1.2299in" svg:height="0.4071in" draw:z-index="117"><draw:image xlink:href="Pictures/2000000700000C330000040908DDB723.svm" xlink:type="simple" xlink:show="embed" xlink:actuate="onLoad"/></draw:frame></text:p>
        <text:p text:style-name="Standard"><draw:frame draw:style-name="fr4" draw:name="graphics121" text:anchor-type="paragraph" svg:width="2.6571in" svg:height="0.4583in" draw:z-index="118"><draw:image xlink:href="Pictures/2000000700001A5C0000048D66D209E3.svm" xlink:type="simple" xlink:show="embed" xlink:actuate="onLoad"/></draw:frame></text:p>
        <text:p text:style-name="Standard">The timeline is on the last test case and you can see that the value of 31 (32nd input) exists.</text:p>
        <text:p text:style-name="Standard"/>
        <text:h text:style-name="Heading_20_2" text:outline-level="2">Assembling the ALU</text:h>
        <text:p text:style-name="Standard"><draw:frame draw:style-name="fr1" draw:name="graphics125" text:anchor-type="paragraph" svg:width="3.3791in" svg:height="2.5528in" draw:z-index="122"><draw:image xlink:href="Pictures/200000070000455B0000346757BD2555.svm" xlink:type="simple" xlink:show="embed" xlink:actuate="onLoad"/></draw:frame></text:p>
        <text:p text:style-name="P14">(Kaushik Patra, Lab 14, Slide 3)</text:p>
        <text:p text:style-name="Standard"><draw:frame draw:style-name="fr2" draw:name="graphics122" text:anchor-type="paragraph" svg:x="0.0075in" svg:y="0.0654in" svg:width="3.3791in" svg:height="3.0335in" draw:z-index="119"><draw:image xlink:href="Pictures/2000000700002E83000029C2C91F0E01.svm" xlink:type="simple" xlink:show="embed" xlink:actuate="onLoad"/></draw:frame></text:p>
        <text:p text:style-name="Standard"><draw:frame draw:style-name="fr2" draw:name="graphics123" text:anchor-type="paragraph" svg:x="0.8717in" svg:y="0.0035in" svg:width="1.3756in" svg:height="4.8339in" draw:z-index="120"><draw:image xlink:href="Pictures/2000000700000DA600002FF67E0D608E.svm" xlink:type="simple" xlink:show="embed" xlink:actuate="onLoad"/></draw:frame><text:soft-page-break/></text:p>
        <text:p text:style-name="Standard">Making SnA:</text:p>
        <text:p text:style-name="Standard"><draw:frame draw:style-name="fr2" draw:name="graphics124" text:anchor-type="paragraph" svg:x="0in" svg:y="0.1437in" svg:width="3.3791in" svg:height="0.55in" draw:z-index="121"><draw:image xlink:href="Pictures/200000070000238F000005CB4F59902B.svm" xlink:type="simple" xlink:show="embed" xlink:actuate="onLoad"/></draw:frame></text:p>
        <text:p text:style-name="Standard"><draw:frame draw:style-name="fr2" draw:name="graphics126" text:anchor-type="paragraph" svg:x="0.0402in" svg:y="0.0252in" svg:width="3.3791in" svg:height="0.6882in" draw:z-index="123"><draw:image xlink:href="Pictures/200000070000395D00000BAF78C25E1A.svm" xlink:type="simple" xlink:show="embed" xlink:actuate="onLoad"/></draw:frame><draw:frame draw:style-name="fr2" draw:name="graphics127" text:anchor-type="paragraph" svg:x="0.048in" svg:y="0.7728in" svg:width="3.3791in" svg:height="0.3374in" draw:z-index="124"><draw:image xlink:href="Pictures/200000070000238F0000022DDDABA524.svm" xlink:type="simple" xlink:show="embed" xlink:actuate="onLoad"/></draw:frame>(plain text for mux):</text:p>
        <text:p text:style-name="P7">MUX32_16x1 mux(.Y(OUT), .I0(n), .I1(add_sub_res), .I2(add_sub_res), .I3(mul_res), .I4(shifter_res), .I5(shifter_res), .I6(and_res), .I7(or_res), .I8(nor_res), .I9(add_sub_2), .I10(n), .I11(n), .I12(n), .I13(n), .I14(n), .I15(n), .S(OPRN[3: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urning result into 1 bit and checking if any bit is 1. If all bits are 0 then set ZERO to 1.</text:p>
        <text:p text:style-name="Standard"><draw:frame draw:style-name="fr2" draw:name="graphics128" text:anchor-type="paragraph" svg:x="0.0965in" svg:y="0.139in" svg:width="3.3791in" svg:height="4.3736in" draw:z-index="125"><draw:image xlink:href="Pictures/2000000700002B84000038551CF390BF.svm" xlink:type="simple" xlink:show="embed" xlink:actuate="onLoad"/></draw:frame></text:p>
        <text:p text:style-name="Standard">Testing:</text:p>
        <text:p text:style-name="Standard">You need to check that every operation works properly.</text:p>
        <text:p text:style-name="Standard"><draw:frame draw:style-name="fr2" draw:name="graphics129" text:anchor-type="paragraph" svg:x="0.072in" svg:y="0.0965in" svg:width="3.3791in" svg:height="2.5846in" draw:z-index="126"><draw:image xlink:href="Pictures/200000070000418800003221F6B3477A.svm" xlink:type="simple" xlink:show="embed" xlink:actuate="onLoad"/></draw:frame></text:p>
        <text:p text:style-name="P14">(Kaushik Patra, Lab 14, Slide 3)</text:p>
        <text:p text:style-name="Standard">Simply drive OPRN with the corresponding opcodes and verify that A(operation)B is correct.</text:p>
        <text:p text:style-name="Standard"/>
        <text:p text:style-name="Standard"><draw:frame draw:style-name="fr2" draw:name="graphics130" text:anchor-type="paragraph" svg:x="0.0563in" svg:y="0.0173in" svg:width="3.3791in" svg:height="3.2689in" draw:z-index="127"><draw:image xlink:href="Pictures/20000007000032C000003119D1893B11.svm" xlink:type="simple" xlink:show="embed" xlink:actuate="onLoad"/></draw:frame><text:soft-page-break/></text:p>
        <text:p text:style-name="Standard">Test cases:</text:p>
        <text:p text:style-name="Standard">5000+5000=10000</text:p>
        <text:p text:style-name="Standard">15-15= 0 (ZERO == 1)</text:p>
        <text:p text:style-name="Standard">15x5= 75</text:p>
        <text:p text:style-name="Standard">15&gt;&gt;5= 0 (ZERO == 1)</text:p>
        <text:p text:style-name="Standard">15&lt;&lt;5= 480</text:p>
        <text:p text:style-name="Standard">(and, or, and nor are better seen in the waveform)</text:p>
        <text:p text:style-name="Standard">15&lt;5=0</text:p>
        <text:p text:style-name="Standard"/>
        <text:p text:style-name="Standard"><draw:frame draw:style-name="fr2" draw:name="graphics131" text:anchor-type="paragraph" svg:x="0in" svg:y="0.0957in" svg:width="3.3791in" svg:height="0.5311in" draw:z-index="128"><draw:image xlink:href="Pictures/20000007000041BD00000A57ACBF987B.svm" xlink:type="simple" xlink:show="embed" xlink:actuate="onLoad"/></draw:frame></text:p>
        <text:p text:style-name="Standard">shift left:</text:p>
        <text:p text:style-name="Standard"><draw:frame draw:style-name="fr4" draw:name="graphics135" text:anchor-type="paragraph" svg:width="0.9071in" svg:height="0.7508in" draw:z-index="132"><draw:image xlink:href="Pictures/20000007000008FF00000772B8A5AA5E.svm" xlink:type="simple" xlink:show="embed" xlink:actuate="onLoad"/></draw:frame></text:p>
        <text:p text:style-name="Standard">and:</text:p>
        <text:p text:style-name="Standard"><draw:frame draw:style-name="fr3" draw:name="graphics132" text:anchor-type="paragraph" svg:width="3.3791in" svg:height="0.6429in" draw:z-index="129"><draw:image xlink:href="Pictures/20000007000017E10000077267079BDE.svm" xlink:type="simple" xlink:show="embed" xlink:actuate="onLoad"/></draw:frame></text:p>
        <text:p text:style-name="Standard">or:</text:p>
        <text:p text:style-name="Standard"><draw:frame draw:style-name="fr4" draw:name="graphics133" text:anchor-type="paragraph" svg:width="2.5728in" svg:height="0.7193in" draw:z-index="130"><draw:image xlink:href="Pictures/200000070000198800000723EE5DA1BA.svm" xlink:type="simple" xlink:show="embed" xlink:actuate="onLoad"/></draw:frame></text:p>
        <text:p text:style-name="Standard"/>
        <text:p text:style-name="Standard">nor:</text:p>
        <text:p text:style-name="Standard"><draw:frame draw:style-name="fr4" draw:name="graphics134" text:anchor-type="paragraph" svg:width="3.0102in" svg:height="0.7083in" draw:z-index="131"><draw:image xlink:href="Pictures/2000000700001DDF000007083ABFB72E.svm" xlink:type="simple" xlink:show="embed" xlink:actuate="onLoad"/></draw:frame></text:p>
        <text:p text:style-name="Standard"/>
        <text:p text:style-name="Standard"/>
        <text:p text:style-name="Standard">slt:</text:p>
        <text:p text:style-name="Standard"><draw:frame draw:style-name="fr2" draw:name="graphics136" text:anchor-type="paragraph" svg:x="0.1417in" svg:y="0.128in" svg:width="3.0008in" svg:height="0.9165in" draw:z-index="133"><draw:image xlink:href="Pictures/2000000700001DC500000919FD1C8067.svm" xlink:type="simple" xlink:show="embed" xlink:actuate="onLoad"/></draw:frame></text:p>
        <text:p text:style-name="Standard">With the ALU working, we now move on to the register file.</text:p>
        <text:p text:style-name="Standard"/>
        <text:h text:style-name="Heading_20_1" text:outline-level="1">Register File Assembly and Testing</text:h>
        <text:p text:style-name="Standard"><draw:frame draw:style-name="fr3" draw:name="graphics137" text:anchor-type="paragraph" svg:width="3.3791in" svg:height="2.5327in" draw:z-index="134"><draw:image xlink:href="Pictures/2000000700004276000031D253359898.svm" xlink:type="simple" xlink:show="embed" xlink:actuate="onLoad"/></draw:frame></text:p>
        <text:p text:style-name="P14">(Kaushik Patra, Lab 16, Slide 4)</text:p>
        <text:p text:style-name="Standard">The register file will act as the temporary storage used for operations and other intermediary storage/processes.</text:p>
        <text:p text:style-name="Standard">We need a 5x32 line decoder (this is similar to the multiplexers in the telescoping nature so it can also be tested at the topmost level to test all of them. You, of course, may want to test every step of the way) and 32bit registers. At this point the 32x1 muxs would be new/should be done but I have already covered them in the ALU's mux section.</text:p>
        <text:p text:style-name="Standard"/>
        <text:p text:style-name="P7">A. Registers</text:p>
        <text:p text:style-name="Standard"><draw:frame draw:style-name="fr2" draw:name="graphics138" text:anchor-type="paragraph" svg:x="0.0374in" svg:y="0.0091in" svg:width="3.3791in" svg:height="2.5457in" draw:z-index="137"><draw:image xlink:href="Pictures/20000007000042AB0000323C90B53526.svm" xlink:type="simple" xlink:show="embed" xlink:actuate="onLoad"/></draw:frame></text:p>
        <text:p text:style-name="P14"><text:s/><text:tab/><text:tab/> <text:s text:c="9"/>(Kaushik Patra, Lab 15, Slide 1)</text:p>
        <text:p text:style-name="Standard"/>
        <text:p text:style-name="Standard"><draw:frame draw:style-name="fr2" draw:name="graphics139" text:anchor-type="paragraph" svg:x="0in" svg:y="0.0571in" svg:width="3.3791in" svg:height="3.1264in" draw:z-index="138"><draw:image xlink:href="Pictures/20000007000022A10000200B81CD44E3.svm" xlink:type="simple" xlink:show="embed" xlink:actuate="onLoad"/></draw:frame><text:soft-page-break/></text:p>
        <text:p text:style-name="Standard">Testing: (I will not be doing it all at once as there are many different <text:s/>things with different purposes within the test file)</text:p>
        <text:p text:style-name="Standard"/>
        <text:p text:style-name="Standard"><draw:frame draw:style-name="fr4" draw:name="graphics140" text:anchor-type="paragraph" svg:width="2.5728in" svg:height="3.7811in" draw:z-index="139"><draw:image xlink:href="Pictures/2000000700001988000025855311087C.svm" xlink:type="simple" xlink:show="embed" xlink:actuate="onLoad"/></draw:frame></text:p>
        <text:p text:style-name="Standard"/>
        <text:p text:style-name="Standard"><draw:frame draw:style-name="fr3" draw:name="graphics141" text:anchor-type="paragraph" svg:width="3.3791in" svg:height="1.0807in" draw:z-index="140"><draw:image xlink:href="Pictures/2000000700004A01000017ACC88445AF.svm" xlink:type="simple" xlink:show="embed" xlink:actuate="onLoad"/></draw:frame></text:p>
        <text:p text:style-name="Standard">Things are commented out/in as needed.</text:p>
        <text:p text:style-name="Standard"/>
        <text:p text:style-name="Standard"><draw:frame draw:style-name="fr3" draw:name="graphics142" text:anchor-type="paragraph" svg:width="3.3791in" svg:height="1.5429in" draw:z-index="141"><draw:image xlink:href="Pictures/2000000700001055000008FFE04FBC6F.svm" xlink:type="simple" xlink:show="embed" xlink:actuate="onLoad"/></draw:frame></text:p>
        <text:p text:style-name="Standard">I did not bother with implementing nP or nR for this module, I simply handled that within the flip flop.</text:p>
        <text:p text:style-name="Standard"/>
        <text:p text:style-name="Standard">Waveform:</text:p>
        <text:p text:style-name="Standard"/>
        <text:p text:style-name="Standard"><draw:frame draw:style-name="fr2" draw:name="graphics143" text:anchor-type="paragraph" svg:x="0in" svg:y="0.0091in" svg:width="3.3791in" svg:height="0.8902in" draw:z-index="142"><draw:image xlink:href="Pictures/2000000700002F7100000C82EC4D4077.svm" xlink:type="simple" xlink:show="embed" xlink:actuate="onLoad"/></draw:frame></text:p>
        <text:p text:style-name="Standard"><draw:frame draw:style-name="fr2" draw:name="graphics144" text:anchor-type="paragraph" svg:x="0.0571in" svg:y="0.0201in" svg:width="3.3791in" svg:height="0.6681in" draw:z-index="143"><draw:image xlink:href="Pictures/200000070000397800000B5F5491D7BA.svm" xlink:type="simple" xlink:show="embed" xlink:actuate="onLoad"/></draw:frame></text:p>
        <text:p text:style-name="Standard"><draw:frame draw:style-name="fr3" draw:name="graphics145" text:anchor-type="paragraph" svg:width="3.3791in" svg:height="0.6457in" draw:z-index="144"><draw:image xlink:href="Pictures/200000070000369300000A711D83534B.svm" xlink:type="simple" xlink:show="embed" xlink:actuate="onLoad"/></draw:frame></text:p>
        <text:p text:style-name="Standard">All we have to test is if S will set Q to 1 when C is 1 as well as test if Q will equal zero when C == 1, S==0, and R ==1. Every other condition is a race condition or we don't care about it.</text:p>
        <text:p text:style-name="Standard"><draw:frame draw:style-name="fr2" draw:name="graphics146" text:anchor-type="paragraph" svg:x="0in" svg:y="0.1035in" svg:width="3.3791in" svg:height="2.5398in" draw:z-index="145"><draw:image xlink:href="Pictures/2000000700004226000031B71ADEFE34.svm" xlink:type="simple" xlink:show="embed" xlink:actuate="onLoad"/></draw:frame></text:p>
        <text:p text:style-name="P14">(Kaushik Patra, Lab 15, Slide 2)</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147" text:anchor-type="paragraph" svg:x="0in" svg:y="0.0571in" svg:width="3.3791in" svg:height="3.2811in" draw:z-index="146"><draw:image xlink:href="Pictures/20000007000023C4000022BB3B60B63C.svm" xlink:type="simple" xlink:show="embed" xlink:actuate="onLoad"/></draw:frame><text:soft-page-break/></text:p>
        <text:p text:style-name="Standard">The bottom of the schematic will be the “R” side as in the flip-flop and SR latch.</text:p>
        <text:p text:style-name="Standard">(Slight modification to test was made, changes are as such:)</text:p>
        <text:p text:style-name="Standard"><draw:frame draw:style-name="fr1" draw:name="graphics148" text:anchor-type="paragraph" svg:width="3.3791in" svg:height="2.0362in" draw:z-index="147"><draw:image xlink:href="Pictures/20000007000025360000166E7E1AC20B.svm" xlink:type="simple" xlink:show="embed" xlink:actuate="onLoad"/></draw:frame></text:p>
        <text:p text:style-name="Standard">Test cases shown above</text:p>
        <text:p text:style-name="Standard">Waveform:</text:p>
        <text:p text:style-name="Standard"><draw:frame draw:style-name="fr2" draw:name="graphics149" text:anchor-type="paragraph" svg:x="0in" svg:y="0.0465in" svg:width="3.3791in" svg:height="0.5673in" draw:z-index="148"><draw:image xlink:href="Pictures/20000007000030940000082BD552CF4F.svm" xlink:type="simple" xlink:show="embed" xlink:actuate="onLoad"/></draw:frame></text:p>
        <text:p text:style-name="Standard"><draw:frame draw:style-name="fr2" draw:name="graphics150" text:anchor-type="paragraph" svg:x="0in" svg:y="0.0654in" svg:width="3.3791in" svg:height="0.7661in" draw:z-index="149"><draw:image xlink:href="Pictures/2000000700002F7100000AC15C97530D.svm" xlink:type="simple" xlink:show="embed" xlink:actuate="onLoad"/></draw:frame></text:p>
        <text:p text:style-name="Standard"><draw:frame draw:style-name="fr2" draw:name="graphics151" text:anchor-type="paragraph" svg:x="0.0661in" svg:y="0.0929in" svg:width="3.3791in" svg:height="0.6228in" draw:z-index="150"><draw:image xlink:href="Pictures/2000000700003B6F00000AF64C561CA2.svm" xlink:type="simple" xlink:show="embed" xlink:actuate="onLoad"/></draw:frame></text:p>
        <text:p text:style-name="Standard">The only cases we need this time are: </text:p>
        <text:p text:style-name="Standard">C==1, D==1, Q ==1</text:p>
        <text:p text:style-name="Standard">and </text:p>
        <text:p text:style-name="Standard">C==1, D==0, Q==0</text:p>
        <text:p text:style-name="Standard"/>
        <text:p text:style-name="Standard"/>
        <text:p text:style-name="Standard"/>
        <text:p text:style-name="Standard"><draw:frame draw:style-name="fr2" draw:name="graphics152" text:anchor-type="paragraph" svg:x="0.048in" svg:y="0.0366in" svg:width="3.3791in" svg:height="2.5043in" draw:z-index="151"><draw:image xlink:href="Pictures/20000007000042AB000031686E7054D9.svm" xlink:type="simple" xlink:show="embed" xlink:actuate="onLoad"/></draw:frame></text:p>
        <text:p text:style-name="P14">(Kaushik Patra, Lab 15, Slide 3)</text:p>
        <text:p text:style-name="Standard">((You should actually properly use the SR-Latch and D-Latch that were made by taking advantage of the extra parameters nP and nR and a 3 input nand. I wasn't aware of the three input nand and didn't notice the extra parameters. So, I re-implemented the SR-Latch and D-Latch in my Flip-Flop. Regardless, my instantiation works.))</text:p>
        <text:p text:style-name="Standard"/>
        <text:p text:style-name="Standard"><draw:frame draw:style-name="fr2" draw:name="graphics153" text:anchor-type="paragraph" svg:x="0in" svg:y="0.0008in" svg:width="3.3791in" svg:height="2.9744in" draw:z-index="152"><draw:image xlink:href="Pictures/200000070000228600001E64526AA320.svm" xlink:type="simple" xlink:show="embed" xlink:actuate="onLoad"/></draw:frame></text:p>
        <text:p text:style-name="Standard"><draw:frame draw:style-name="fr2" draw:name="graphics154" text:anchor-type="paragraph" svg:x="0.0693in" svg:y="0.0382in" svg:width="3.302in" svg:height="3.3862in" draw:z-index="153"><draw:image xlink:href="Pictures/20000007000020C4000021989FA860E3.svm" xlink:type="simple" xlink:show="embed" xlink:actuate="onLoad"/></draw:frame><text:soft-page-break/></text:p>
        <text:p text:style-name="Standard">Testing:</text:p>
        <text:p text:style-name="Standard">Truth table:</text:p>
        <text:p text:style-name="Standard"><draw:frame draw:style-name="fr3" draw:name="graphics156" text:anchor-type="paragraph" svg:width="3.3791in" svg:height="2.5953in" draw:z-index="154"><draw:image xlink:href="Pictures/200000070000425B000032F565AC51BA.svm" xlink:type="simple" xlink:show="embed" xlink:actuate="onLoad"/></draw:frame></text:p>
        <text:p text:style-name="P14">(Kaushik Patra, Lab 15, Slide 2)</text:p>
        <text:p text:style-name="P14"><draw:frame draw:style-name="fr2" draw:name="graphics157" text:anchor-type="paragraph" svg:x="0in" svg:y="0.1299in" svg:width="3.3791in" svg:height="0.8047in" draw:z-index="155"><draw:image xlink:href="Pictures/20000007000022BB000009B8D99FEF7F.svm" xlink:type="simple" xlink:show="embed" xlink:actuate="onLoad"/></draw:frame></text:p>
        <text:p text:style-name="P14"><draw:frame draw:style-name="fr2" draw:name="graphics155" text:anchor-type="paragraph" svg:x="0in" svg:y="-0.0398in" svg:width="3.3791in" svg:height="0.8791in" draw:z-index="156"><draw:image xlink:href="Pictures/20000007000032C000000DF56A358D96.svm" xlink:type="simple" xlink:show="embed" xlink:actuate="onLoad"/></draw:frame></text:p>
        <text:p text:style-name="P14"/>
        <text:p text:style-name="P14"/>
        <text:p text:style-name="P14"/>
        <text:p text:style-name="P14"/>
        <text:p text:style-name="P14"/>
        <text:p text:style-name="P14"/>
        <text:p text:style-name="Standard"><draw:frame draw:style-name="fr2" draw:name="graphics158" text:anchor-type="paragraph" svg:x="0.0472in" svg:y="-0.048in" svg:width="3.3791in" svg:height="1.0035in" draw:z-index="157"><draw:image xlink:href="Pictures/200000070000306000000E5FC90167A7.svm" xlink:type="simple" xlink:show="embed" xlink:actuate="onLoad"/></draw:frame></text:p>
        <text:p text:style-name="Standard"><draw:frame draw:style-name="fr2" draw:name="graphics159" text:anchor-type="paragraph" svg:x="0.0472in" svg:y="0.1189in" svg:width="3.3791in" svg:height="0.9016in" draw:z-index="158"><draw:image xlink:href="Pictures/200000070000319D00000D3C2C7B3B5C.svm" xlink:type="simple" xlink:show="embed" xlink:actuate="onLoad"/></draw:frame></text:p>
        <text:p text:style-name="Standard">(Race condition)</text:p>
        <text:p text:style-name="Standard"><draw:frame draw:style-name="fr2" draw:name="graphics160" text:anchor-type="paragraph" svg:x="0in" svg:y="0.0543in" svg:width="3.3791in" svg:height="0.9827in" draw:z-index="159"><draw:image xlink:href="Pictures/200000070000429000000E446DE022C5.svm" xlink:type="simple" xlink:show="embed" xlink:actuate="onLoad"/></draw:frame></text:p>
        <text:p text:style-name="Standard"/>
        <text:p text:style-name="Standard">1 bit Register:</text:p>
        <text:p text:style-name="Standard"/>
        <text:p text:style-name="Standard"><draw:frame draw:style-name="fr3" draw:name="graphics162" text:anchor-type="paragraph" svg:width="3.3791in" svg:height="2.5654in" draw:z-index="161"><draw:image xlink:href="Pictures/20000007000042FA000032DBBB82A7C8.svm" xlink:type="simple" xlink:show="embed" xlink:actuate="onLoad"/></draw:frame></text:p>
        <text:p text:style-name="P14">(Kaushik Patra, Lab 15, Slide 3)</text:p>
        <text:p text:style-name="Standard"><draw:frame draw:style-name="fr2" draw:name="graphics161" text:anchor-type="paragraph" svg:x="0.0193in" svg:y="0.1283in" svg:width="3.3791in" svg:height="1.5425in" draw:z-index="160"><draw:image xlink:href="Pictures/20000007000037EB000019886B126B68.svm" xlink:type="simple" xlink:show="embed" xlink:actuate="onLoad"/></draw:frame></text:p>
        <text:p text:style-name="Standard"/>
        <text:p text:style-name="Standard"><draw:frame draw:style-name="fr2" draw:name="graphics163" text:anchor-type="paragraph" svg:x="0.0571in" svg:y="0.0256in" svg:width="3.3791in" svg:height="0.3063in" draw:z-index="162"><draw:image xlink:href="Pictures/20000007000048DE0000069E94BF83F3.svm" xlink:type="simple" xlink:show="embed" xlink:actuate="onLoad"/></draw:frame></text:p>
        <text:p text:style-name="Standard">REG1 single_reg(.Q(reg_Q), .Qbar(FF_Qbar), .D(FF_D), .L(reg_L), .C(FF_C), .nP(FF_nP), .nR(FF_nR));</text:p>
        <text:p text:style-name="Standard"/>
        <text:p text:style-name="Standard"><draw:frame draw:style-name="fr2" draw:name="graphics164" text:anchor-type="paragraph" svg:x="0in" svg:y="0.0528in" svg:width="3.3791in" svg:height="0.8047in" draw:z-index="163"><draw:image xlink:href="Pictures/20000007000022BB000009B8D99FEF7F.svm" xlink:type="simple" xlink:show="embed" xlink:actuate="onLoad"/></draw:frame><text:soft-page-break/></text:p>
        <text:p text:style-name="Standard">Same test cases since the only change is a mux was added to make a register.</text:p>
        <text:p text:style-name="Standard"><draw:frame draw:style-name="fr2" draw:name="graphics165" text:anchor-type="paragraph" svg:x="0in" svg:y="0.1134in" svg:width="3.3791in" svg:height="0.8902in" draw:z-index="164"><draw:image xlink:href="Pictures/20000007000033C900000DA6AA102B17.svm" xlink:type="simple" xlink:show="embed" xlink:actuate="onLoad"/></draw:frame></text:p>
        <text:p text:style-name="Standard"><draw:frame draw:style-name="fr2" draw:name="graphics166" text:anchor-type="paragraph" svg:x="0in" svg:y="0.0646in" svg:width="3.3791in" svg:height="1.011in" draw:z-index="165"><draw:image xlink:href="Pictures/200000070000327100000F180E56159E.svm" xlink:type="simple" xlink:show="embed" xlink:actuate="onLoad"/></draw:frame></text:p>
        <text:p text:style-name="Standard"><draw:frame draw:style-name="fr2" draw:name="graphics167" text:anchor-type="paragraph" svg:x="0in" svg:y="0.0744in" svg:width="3.3791in" svg:height="0.9992in" draw:z-index="166"><draw:image xlink:href="Pictures/200000070000335F00000F322D71061B.svm" xlink:type="simple" xlink:show="embed" xlink:actuate="onLoad"/></draw:frame><draw:frame draw:style-name="fr2" draw:name="graphics168" text:anchor-type="paragraph" svg:x="0in" svg:y="1.1953in" svg:width="3.3791in" svg:height="0.7535in" draw:z-index="167"><draw:image xlink:href="Pictures/20000007000043B300000F180263FD9F.svm" xlink:type="simple" xlink:show="embed" xlink:actuate="onLoad"/></draw:frame></text:p>
        <text:p text:style-name="Standard"/>
        <text:p text:style-name="Standard">Essentially, so far, we have just been constructing the ability to store one bit of data and output it (as Q). Now we can create 32 registers in series to form a 32 bit register</text:p>
        <text:p text:style-name="Standard"/>
        <text:p text:style-name="Standard">32-bit Register:</text:p>
        <text:p text:style-name="Standard"><draw:frame draw:style-name="fr2" draw:name="graphics169" text:anchor-type="paragraph" svg:x="0in" svg:y="0.15in" svg:width="3.3791in" svg:height="2.5335in" draw:z-index="168"><draw:image xlink:href="Pictures/200000070000434900003271193DF424.svm" xlink:type="simple" xlink:show="embed" xlink:actuate="onLoad"/></draw:frame></text:p>
        <text:p text:style-name="P14">(Kaushik Patra, Lab 14, Slide 4)</text:p>
        <text:p text:style-name="Standard"/>
        <text:p text:style-name="Standard"/>
        <text:p text:style-name="Standard"><draw:frame draw:style-name="fr2" draw:name="graphics170" text:anchor-type="paragraph" svg:x="0in" svg:y="0.1118in" svg:width="3.3791in" svg:height="1.8228in" draw:z-index="169"><draw:image xlink:href="Pictures/2000000700002374000013204E9D032C.svm" xlink:type="simple" xlink:show="embed" xlink:actuate="onLoad"/></draw:frame></text:p>
        <text:p text:style-name="Standard"><draw:frame draw:style-name="fr2" draw:name="graphics171" text:anchor-type="paragraph" svg:x="0.1043in" svg:y="0.0016in" svg:width="3.3791in" svg:height="2.6516in" draw:z-index="170"><draw:image xlink:href="Pictures/20000007000044380000358A51BE002D.svm" xlink:type="simple" xlink:show="embed" xlink:actuate="onLoad"/></draw:frame></text:p>
        <text:p text:style-name="Standard">In case it's hard to see:<text:line-break/>Sample plain text:</text:p>
        <text:p text:style-name="P7">REG1 reg0(.Q(Q[0]), .Qbar(Qbar[0]), .D(D[0]), .L(LOAD), .C(CLK), .nP(one), .nR(RESET));</text:p>
        <text:p text:style-name="P7">REG1 reg1(.Q(Q[1]), .Qbar(Qbar[1]), .D(D[1]), .L(LOAD), .C(CLK), .nP(one), .nR(RESET));</text:p>
        <text:p text:style-name="P7">REG1 reg2(.Q(Q[2]), .Qbar(Qbar[2]), .D(D[2]), .L(LOAD), .C(CLK), .nP(one), .nR(RESET));</text:p>
        <text:p text:style-name="P7">REG1 reg3(.Q(Q[3]), .Qbar(Qbar[3]), .D(D[3]), .L(LOAD), .C(CLK), .nP(one), .nR(RESET));</text:p>
        <text:p text:style-name="P7">REG1 reg4(.Q(Q[4]), .Qbar(Qbar[4]), .D(D[4]), .L(LOAD), .C(CLK), .nP(one), .nR(RESET));</text:p>
        <text:p text:style-name="P7">REG1 reg5(.Q(Q[5]), .Qbar(Qbar[5]), .D(D[5]), .L(LOAD), .C(CLK), .nP(one), .nR(RESET));</text:p>
        <text:p text:style-name="P7">REG1 reg6(.Q(Q[6]), .Qbar(Qbar[6]), .D(D[6]), .L(LOAD), .C(CLK), .nP(one), .nR(RESET));</text:p>
        <text:p text:style-name="P7">//32 of these</text:p>
        <text:p text:style-name="Standard"/>
        <text:p text:style-name="Standard">Testing:</text:p>
        <text:p text:style-name="Standard">REG32 reg_32(.Q(Q_32), .D(D_32), .LOAD(LOAD), .CLK(CLK), .RESET(RESET)); //module instance</text:p>
        <text:p text:style-name="Standard"><draw:frame draw:style-name="fr3" draw:name="graphics172" text:anchor-type="paragraph" svg:width="3.3791in" svg:height="1.9717in" draw:z-index="171"><draw:image xlink:href="Pictures/2000000700002550000014C79C47460A.svm"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176" text:anchor-type="paragraph" svg:width="3.3791in" svg:height="0.6854in" draw:z-index="175"><draw:image xlink:href="Pictures/20000007000033FE00000A8C4B3E292C.svm" xlink:type="simple" xlink:show="embed" xlink:actuate="onLoad"/></draw:frame></text:p>
        <text:p text:style-name="Standard"/>
        <text:p text:style-name="Standard"/>
        <text:p text:style-name="Standard"><draw:frame draw:style-name="fr3" draw:name="graphics173" text:anchor-type="paragraph" svg:width="3.3791in" svg:height="0.5453in" draw:z-index="172"><draw:image xlink:href="Pictures/200000070000448700000B102A445B76.svm" xlink:type="simple" xlink:show="embed" xlink:actuate="onLoad"/></draw:frame></text:p>
        <text:p text:style-name="Standard"><draw:frame draw:style-name="fr2" draw:name="graphics175" text:anchor-type="paragraph" svg:x="0.2366in" svg:y="0.0457in" svg:width="2.7925in" svg:height="1.1047in" draw:z-index="174"><draw:image xlink:href="Pictures/2000000700001BB400000AF6E88603E2.svm" xlink:type="simple" xlink:show="embed" xlink:actuate="onLoad"/></draw:frame></text:p>
        <text:p text:style-name="Standard"/>
        <text:p text:style-name="Standard"><draw:frame draw:style-name="fr2" draw:name="graphics174" text:anchor-type="paragraph" svg:x="0in" svg:y="0.0555in" svg:width="3.3791in" svg:height="0.8681in" draw:z-index="173"><draw:image xlink:href="Pictures/200000070000263F000009D3B0C0A850.svm" xlink:type="simple" xlink:show="embed" xlink:actuate="onLoad"/></draw:frame></text:p>
        <text:p text:style-name="Standard">My test doesn't have a real clock so I'm only showing some examples of the value being updated on the positive edge of the clock.</text:p>
        <text:p text:style-name="Standard">For more testing of the 32 bit registers we can check the register_file_tb.v later. (It actually has a timing issue on the 32nd bit but more on that later.)</text:p>
        <text:p text:style-name="Standard"/>
        <text:p text:style-name="Standard"><draw:frame draw:style-name="fr2" draw:name="graphics177" text:anchor-type="paragraph" svg:x="0in" svg:y="0.3028in" svg:width="3.3791in" svg:height="2.5654in" draw:z-index="176"><draw:image xlink:href="Pictures/20000007000043640000332A4AD88214.svm" xlink:type="simple" xlink:show="embed" xlink:actuate="onLoad"/></draw:frame>Line decoders:</text:p>
        <text:p text:style-name="Standard"/>
        <text:p text:style-name="P14">(Kaushik Patra, Lab 16, Slide 2)</text:p>
        <text:p text:style-name="Standard">A line decoder simply gives every single combination of bits. For our purpose, we will be using it to select which register file should be written into. We need a 5x32 line decoder but to create a 5x32 we will make intermediaries to make the job much simpler.</text:p>
        <text:p text:style-name="Standard"/>
        <text:p text:style-name="Standard"/>
        <text:p text:style-name="Standard"/>
        <text:p text:style-name="Standard"/>
        <text:p text:style-name="Standard"/>
        <text:p text:style-name="Standard"><draw:frame draw:style-name="fr2" draw:name="graphics178" text:anchor-type="paragraph" svg:x="0.1118in" svg:y="0.0264in" svg:width="2.6256in" svg:height="3.1047in" draw:z-index="177"><draw:image xlink:href="Pictures/2000000700001A0D00001ECE0436AD94.svm" xlink:type="simple" xlink:show="embed" xlink:actuate="onLoad"/></draw:frame></text:p>
        <text:p text:style-name="Standard"/>
        <text:p text:style-name="Standard">Due to the telescoping nature of the decoder, I will only show the testing of the 5x32 decoder. So, the testing section will come later.</text:p>
        <text:p text:style-name="Standard"><draw:frame draw:style-name="fr2" draw:name="graphics179" text:anchor-type="paragraph" svg:x="0.0374in" svg:y="0.1591in" svg:width="3.3791in" svg:height="2.4764in" draw:z-index="178"><draw:image xlink:href="Pictures/20000007000043B30000319DE993E5AF.svm" xlink:type="simple" xlink:show="embed" xlink:actuate="onLoad"/></draw:frame></text:p>
        <text:p text:style-name="P14">(Kaushik Patra, Lab 16, Slide 2)</text:p>
        <text:p text:style-name="Standard"><draw:frame draw:style-name="fr2" draw:name="graphics180" text:anchor-type="paragraph" svg:x="0.1272in" svg:y="0.089in" svg:width="3.1256in" svg:height="3.7083in" draw:z-index="179"><draw:image xlink:href="Pictures/2000000700001F03000024CC6BB7B154.svm" xlink:type="simple" xlink:show="embed" xlink:actuate="onLoad"/></draw:frame><text:soft-page-break/></text:p>
        <text:p text:style-name="Standard"><draw:frame draw:style-name="fr1" draw:name="graphics181" text:anchor-type="paragraph" svg:width="3.3791in" svg:height="2.5575in" draw:z-index="180"><draw:image xlink:href="Pictures/20000007000042C50000328B2E0E83EE.svm" xlink:type="simple" xlink:show="embed" xlink:actuate="onLoad"/></draw:frame></text:p>
        <text:p text:style-name="P14"/>
        <text:p text:style-name="P14">(Kaushik Patra, Lab 16, Slide 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182" text:anchor-type="paragraph" svg:x="0.0362in" svg:y="0.1508in" svg:width="3.2402in" svg:height="4.9693in" draw:z-index="181"><draw:image xlink:href="Pictures/20000007000020260000314EA1075994.svm" xlink:type="simple" xlink:show="embed" xlink:actuate="onLoad"/></draw:frame></text:p>
        <text:p text:style-name="Standard"><draw:frame draw:style-name="fr2" draw:name="graphics183" text:anchor-type="paragraph" svg:x="0in" svg:y="0.061in" svg:width="3.3791in" svg:height="2.5409in" draw:z-index="182"><draw:image xlink:href="Pictures/200000070000437E000032C041CCDFBE.svm" xlink:type="simple" xlink:show="embed" xlink:actuate="onLoad"/></draw:frame></text:p>
        <text:p text:style-name="P14">(Kaushik Patra, Lab 16, Slide 3)</text:p>
        <text:p text:style-name="Standard"><draw:frame draw:style-name="fr2" draw:name="graphics184" text:anchor-type="paragraph" svg:x="0.1374in" svg:y="0.1028in" svg:width="3.1047in" svg:height="1.9165in" draw:z-index="183"><draw:image xlink:href="Pictures/2000000700001ECE000013052370D4F1.svm" xlink:type="simple" xlink:show="embed" xlink:actuate="onLoad"/></draw:frame><text:soft-page-break/></text:p>
        <text:p text:style-name="Standard"><draw:frame draw:style-name="fr2" draw:name="graphics185" text:anchor-type="paragraph" svg:x="0.1791in" svg:y="0.0654in" svg:width="3.0217in" svg:height="5.3654in" draw:z-index="184"><draw:image xlink:href="Pictures/2000000700001DFA0000353BB706A616.svm" xlink:type="simple" xlink:show="embed" xlink:actuate="onLoad"/></draw:frame></text:p>
        <text:p text:style-name="Standard">Testing:</text:p>
        <text:p text:style-name="Standard">DECODER_5x32 decoder_5x32(.D(D),.I(I)); <text:s/>//module instance</text:p>
        <text:p text:style-name="Standard"/>
        <text:p text:style-name="Standard">All we need to do to test is check if the bit selected by I becomes 1.</text:p>
        <text:p text:style-name="Standard"><draw:frame draw:style-name="fr4" draw:name="graphics187" text:anchor-type="paragraph" svg:width="1.4583in" svg:height="2.5217in" draw:z-index="186"><draw:image xlink:href="Pictures/2000000700000E790000190462CB4518.svm" xlink:type="simple" xlink:show="embed" xlink:actuate="onLoad"/></draw:frame>This continues until I == 31. I have cut off the remaining instances.</text:p>
        <text:p text:style-name="Standard"/>
        <text:p text:style-name="Standard"><draw:frame draw:style-name="fr2" draw:name="graphics186" text:anchor-type="paragraph" svg:x="0.0472in" svg:y="0.2181in" svg:width="3.3791in" svg:height="0.7709in" draw:z-index="185"><draw:image xlink:href="Pictures/2000000700003B5400000D8B1CE52DC6.svm" xlink:type="simple" xlink:show="embed" xlink:actuate="onLoad"/></draw:frame></text:p>
        <text:p text:style-name="Standard"/>
        <text:p text:style-name="Standard"/>
        <text:p text:style-name="Standard"/>
        <text:p text:style-name="Standard"/>
        <text:p text:style-name="Standard"/>
        <text:p text:style-name="Standard">Here we can see that D[0] == 1 when I ==0.<text:line-break/>I will only show D's bit changing as the image would be too large and hard to see if I try to capture I as well.</text:p>
        <text:p text:style-name="Standard"><draw:frame draw:style-name="fr2" draw:name="graphics188" text:anchor-type="paragraph" svg:x="0.7035in" svg:y="0.1402in" svg:width="1.9902in" svg:height="0.2193in" draw:z-index="187"><draw:image xlink:href="Pictures/20000007000013BF0000022DA5948F04.svm" xlink:type="simple" xlink:show="embed" xlink:actuate="onLoad"/></draw:frame></text:p>
        <text:p text:style-name="Standard"><draw:frame draw:style-name="fr2" draw:name="graphics189" text:anchor-type="paragraph" svg:x="0in" svg:y="0.0043in" svg:width="3.3791in" svg:height="0.6382in" draw:z-index="188"><draw:image xlink:href="Pictures/2000000700002B350000082B2B4C049B.svm" xlink:type="simple" xlink:show="embed" xlink:actuate="onLoad"/></draw:frame></text:p>
        <text:p text:style-name="Standard"><draw:frame draw:style-name="fr2" draw:name="graphics190" text:anchor-type="paragraph" svg:x="0in" svg:y="0.0465in" svg:width="3.3791in" svg:height="0.728in" draw:z-index="189"><draw:image xlink:href="Pictures/2000000700002F0800000A228D099C18.svm" xlink:type="simple" xlink:show="embed" xlink:actuate="onLoad"/></draw:frame></text:p>
        <text:p text:style-name="Standard"><draw:frame draw:style-name="fr2" draw:name="graphics191" text:anchor-type="paragraph" svg:x="0.0189in" svg:y="0.1028in" svg:width="3.3791in" svg:height="1.5807in" draw:z-index="190"><draw:image xlink:href="Pictures/20000007000075B900003717C8D48AF3.svm" xlink:type="simple" xlink:show="embed" xlink:actuate="onLoad"/></draw:frame></text:p>
        <text:p text:style-name="Standard">Here we can see an overview of the the bit changing at every step.</text:p>
        <text:p text:style-name="Standard"><draw:frame draw:style-name="fr2" draw:name="graphics192" text:anchor-type="paragraph" svg:x="0in" svg:y="0.0736in" svg:width="3.3791in" svg:height="1.6728in" draw:z-index="191"><draw:image xlink:href="Pictures/200000070000758400003A31B53C001B.svm" xlink:type="simple" xlink:show="embed" xlink:actuate="onLoad"/></draw:frame></text:p>
        <text:p text:style-name="Standard">Here is the climb to D[31].</text:p>
        <text:p text:style-name="Standard"><draw:frame draw:style-name="fr2" draw:name="graphics193" text:anchor-type="paragraph" svg:x="0.5028in" svg:y="0.028in" svg:width="2.5634in" svg:height="0.3756in" draw:z-index="192"><draw:image xlink:href="Pictures/200000070000196E000003BA44793C61.svm" xlink:type="simple" xlink:show="embed" xlink:actuate="onLoad"/></draw:frame></text:p>
        <text:p text:style-name="Standard">With this we can see that every sub-instance of the decoder works as every possible bit can be activated. (For those recreating this and still skeptical: simply drive the sub-<text:soft-page-break/>instances of the decoders in a similar way to convince <text:s/>yourself.)</text:p>
        <text:p text:style-name="Standard"/>
        <text:p text:style-name="Standard"/>
        <text:p text:style-name="Standard"/>
        <text:p text:style-name="Standard"/>
        <text:p text:style-name="Standard"/>
        <text:p text:style-name="Standard">Register File:</text:p>
        <text:p text:style-name="Standard"><draw:frame draw:style-name="fr2" draw:name="graphics194" text:anchor-type="paragraph" svg:x="0in" svg:y="0.1311in" svg:width="3.3791in" svg:height="2.5264in" draw:z-index="193"><draw:image xlink:href="Pictures/200000070000432F0000323C5427D600.svm" xlink:type="simple" xlink:show="embed" xlink:actuate="onLoad"/></draw:frame>Now we have every subcomponent created so all we have to do is assemble and make intermediate variables.</text:p>
        <text:p text:style-name="Standard"><draw:frame draw:style-name="fr2" draw:name="graphics195" text:anchor-type="paragraph" svg:x="0in" svg:y="0.0752in" svg:width="3.3791in" svg:height="2.0626in" draw:z-index="194"><draw:image xlink:href="Pictures/200000070000322100001E994D10BC61.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196" text:anchor-type="paragraph" svg:x="0.9717in" svg:y="0.0535in" svg:width="1.5425in" svg:height="5.0102in" draw:z-index="195"><draw:image xlink:href="Pictures/2000000700000F4D000031B7A373F90C.svm" xlink:type="simple" xlink:show="embed" xlink:actuate="onLoad"/></draw:frame></text:p>
        <text:p text:style-name="Standard"><draw:frame draw:style-name="fr2" draw:name="graphics197" text:anchor-type="paragraph" svg:x="0.0126in" svg:y="0.028in" svg:width="3.3547in" svg:height="1.2925in" draw:z-index="196"><draw:image xlink:href="Pictures/200000070000214900000CD2CABEF611.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draw:frame draw:style-name="fr2" draw:name="graphics198" text:anchor-type="paragraph" svg:x="0.352in" svg:y="0.1547in" svg:width="2.3957in" svg:height="5.0217in" draw:z-index="197"><draw:image xlink:href="Pictures/20000007000017C6000031D266410B26.svm" xlink:type="simple" xlink:show="embed" xlink:actuate="onLoad"/></draw:frame></text:p>
        <text:p text:style-name="Standard"/>
        <text:p text:style-name="Standard"><draw:frame draw:style-name="fr2" draw:name="graphics199" text:anchor-type="paragraph" svg:x="0.0299in" svg:y="0.0925in" svg:width="3.3791in" svg:height="3.072in" draw:z-index="198"><draw:image xlink:href="Pictures/20000007000037D1000032C012EB571C.svm" xlink:type="simple" xlink:show="embed" xlink:actuate="onLoad"/></draw:frame></text:p>
        <text:p text:style-name="Standard">The following muxs are long so I'll post the plain text:</text:p>
        <text:p text:style-name="Standard"/>
        <text:p text:style-name="P7">MUX32_32x1 mux_32_0(.Y(Read_Data_0), .I0(Data_0), .I1(Data_1), .I2(Data_2), .I3(Data_3), .I4(Data_4), .I5(Data_5), .I6(Data_6), .I7(Data_7),</text:p>
        <text:p text:style-name="P7"><text:s text:c="21"/>.I8(Data_8), .I9(Data_9), .I10(Data_10), .I11(Data_11), .I12(Data_12), .I13(Data_13), .I14(Data_14), .I15(Data_15),</text:p>
        <text:p text:style-name="P7"><text:s text:c="21"/>.I16(Data_16), .I17(Data_17), .I18(Data_18), .I19(Data_19), .I20(Data_20), .I21(Data_21), .I22(Data_22), .I23(Data_23),</text:p>
        <text:p text:style-name="P7"><text:s text:c="21"/>.I24(Data_24), .I25(Data_25), .I26(Data_26), .I27(Data_27), .I28(Data_28), .I29(Data_29), .I30(Data_30), .I31(Data_31), .S(ADDR_R1));</text:p>
        <text:p text:style-name="P7"/>
        <text:p text:style-name="P7">MUX32_32x1 mux_32_1(.Y(Read_Data_1), .I0(Data_0), .I1(Data_1), .I2(Data_2), .I3(Data_3), .I4(Data_4), .I5(Data_5), .I6(Data_6), .I7(Data_7),</text:p>
        <text:p text:style-name="P7"><text:s text:c="21"/>.I8(Data_8), .I9(Data_9), .I10(Data_10), .I11(Data_11), .I12(Data_12), .I13(Data_13), .I14(Data_14), .I15(Data_15),</text:p>
        <text:p text:style-name="P7"><text:s text:c="21"/>.I16(Data_16), .I17(Data_17), .I18(Data_18), .I19(Data_19), .I20(Data_20), .I21(Data_21), .I22(Data_22), .I23(Data_23),</text:p>
        <text:p text:style-name="P7"><text:s text:c="21"/>.I24(Data_24), .I25(Data_25), .I26(Data_26), .I27(Data_27), .I28(Data_28), .I29(Data_29), .I30(Data_30), .I31(Data_31), .S(ADDR_R2));</text:p>
        <text:p text:style-name="Standard"/>
        <text:p text:style-name="Standard"/>
        <text:p text:style-name="Standard"><draw:frame draw:style-name="fr3" draw:name="graphics200" text:anchor-type="paragraph" svg:width="3.3791in" svg:height="0.4882in" draw:z-index="199"><draw:image xlink:href="Pictures/20000007000034320000078C3E975E8D.svm" xlink:type="simple" xlink:show="embed" xlink:actuate="onLoad"/></draw:frame></text:p>
        <text:p text:style-name="Standard"/>
        <text:p text:style-name="Standard"/>
        <text:p text:style-name="Standard"/>
        <text:p text:style-name="Standard">The testbench was created by Kaushik Patra and no further code posted will be from me. (Due to lack of time, I have only gotten as far as the register_file.v implementation and the control unit will only be discussed from a theoretical point of view.)</text:p>
        <text:p text:style-name="Standard"/>
        <text:p text:style-name="Standard">Testing:</text:p>
        <text:p text:style-name="Standard">The strategy is simply to load data into the register file and then read it back. The data written in is the same as the number of the index.</text:p>
        <text:p text:style-name="Standard"/>
        <text:p text:style-name="Standard"><draw:frame draw:style-name="fr2" draw:name="graphics201" text:anchor-type="paragraph" svg:x="-0.0291in" svg:y="0.1209in" svg:width="3.3791in" svg:height="2.0374in" draw:z-index="202"><draw:image xlink:href="Pictures/20000007000043B3000028D478671CD4.svm" xlink:type="simple" xlink:show="embed" xlink:actuate="onLoad"/></draw:frame></text:p>
        <text:p text:style-name="Standard"/>
        <text:p text:style-name="Standard"/>
        <text:p text:style-name="Standard"/>
        <text:p text:style-name="Standard"/>
        <text:p text:style-name="Standard"><text:soft-page-break/></text:p>
        <text:p text:style-name="Standard"><draw:frame draw:style-name="fr2" draw:name="graphics203" text:anchor-type="paragraph" svg:x="-0.0008in" svg:y="0.0126in" svg:width="3.3791in" svg:height="2.8228in" draw:z-index="201"><draw:image xlink:href="Pictures/200000070000292300001EE8079F406A.svm" xlink:type="simple" xlink:show="embed" xlink:actuate="onLoad"/></draw:frame></text:p>
        <text:p text:style-name="Standard"><draw:frame draw:style-name="fr2" draw:name="graphics204" text:anchor-type="paragraph" svg:x="0.048in" svg:y="0.1193in" svg:width="3.3791in" svg:height="2.8228in" draw:z-index="203"><draw:image xlink:href="Pictures/2000000700002CA7000025501C861B59.svm" xlink:type="simple" xlink:show="embed" xlink:actuate="onLoad"/></draw:frame></text:p>
        <text:p text:style-name="Standard"><draw:frame draw:style-name="fr2" draw:name="graphics205" text:anchor-type="paragraph" svg:x="0in" svg:y="0.1311in" svg:width="3.3791in" svg:height="0.7543in" draw:z-index="204"><draw:image xlink:href="Pictures/200000070000742C000019F20F37245C.svm" xlink:type="simple" xlink:show="embed" xlink:actuate="onLoad"/></draw:frame></text:p>
        <text:p text:style-name="Standard"><draw:frame draw:style-name="fr3" draw:name="graphics206" text:anchor-type="paragraph" svg:width="3.3791in" svg:height="2.0638in" draw:z-index="205"><draw:image xlink:href="Pictures/20000007000029F7000019A33587BF39.svm" xlink:type="simple" xlink:show="embed" xlink:actuate="onLoad"/></draw:frame></text:p>
        <text:p text:style-name="Standard"/>
        <text:p text:style-name="Standard"/>
        <text:p text:style-name="Standard"/>
        <text:p text:style-name="Standard"/>
        <text:p text:style-name="Standard"/>
        <text:p text:style-name="Standard">Once bit 32 is being written to the operation changes and 0 ends up being what remains within the 32nd register.</text:p>
        <text:p text:style-name="Standard"/>
        <text:p text:style-name="Standard"><draw:frame draw:style-name="fr2" draw:name="graphics207" text:anchor-type="paragraph" svg:x="0.0693in" svg:y="0.0299in" svg:width="3.3791in" svg:height="0.611in" draw:z-index="206"><draw:image xlink:href="Pictures/2000000700003BF300000ADB6DEB41C0.svm" xlink:type="simple" xlink:show="embed" xlink:actuate="onLoad"/></draw:frame></text:p>
        <text:p text:style-name="Standard"><draw:frame draw:style-name="fr2" draw:name="graphics209" text:anchor-type="paragraph" svg:x="0.4811in" svg:y="0.0126in" svg:width="2.4165in" svg:height="2.4374in" draw:z-index="208"><draw:image xlink:href="Pictures/20000007000017FB00001830E86F2ADB.svm" xlink:type="simple" xlink:show="embed" xlink:actuate="onLoad"/></draw:frame>Bit 32 as 0.</text:p>
        <text:p text:style-name="Standard"/>
        <text:p text:style-name="Standard"/>
        <text:p text:style-name="Standard">If I change the value of the for loops to 33 instead of 32 then 32 is written into but of course a new error pops up (the 33<text:span text:style-name="T2">rd</text:span> doesnt exist obviously).</text:p>
        <text:p text:style-name="P5"/>
        <text:p text:style-name="Standard"><draw:frame draw:style-name="fr2" draw:name="graphics208" text:anchor-type="paragraph" svg:x="0.7047in" svg:y="0.0783in" svg:width="1.9693in" svg:height="1.3957in" draw:z-index="207"><draw:image xlink:href="Pictures/200000070000138A00000DDA15CE3111.svm" xlink:type="simple" xlink:show="embed" xlink:actuate="onLoad"/></draw:frame></text:p>
        <text:p text:style-name="Standard"><draw:frame draw:style-name="fr2" draw:name="graphics210" text:anchor-type="paragraph" svg:x="0.0091in" svg:y="0.0728in" svg:width="3.3791in" svg:height="0.6709in" draw:z-index="209"><draw:image xlink:href="Pictures/20000007000037B600000B103B8B5083.svm" xlink:type="simple" xlink:show="embed" xlink:actuate="onLoad"/></draw:frame></text:p>
        <text:p text:style-name="Standard"><draw:frame draw:style-name="fr2" draw:name="graphics211" text:anchor-type="paragraph" svg:x="0.6319in" svg:y="0.0465in" svg:width="2.1154in" svg:height="2.4484in" draw:z-index="210"><draw:image xlink:href="Pictures/20000007000014FC0000184BCE9957D1.svm" xlink:type="simple" xlink:show="embed" xlink:actuate="onLoad"/></draw:frame>32 has been written into.</text:p>
        <text:p text:style-name="Standard"><text:soft-page-break/></text:p>
        <text:p text:style-name="Standard">So the issue is either a strange timing issue on my part or an error with the test bench. Regardless, every register can be read from and written to, therefore my register file works as intended (for the most part).</text:p>
        <text:p text:style-name="Standard"/>
        <text:p text:style-name="Standard">Next would be the control unit. I have yet to begin it; therefore, I will outline what should be done, not what I have done.</text:p>
        <text:p text:style-name="Standard"><text:span text:style-name="T3"/></text:p>
        <text:p text:style-name="Standard"><text:span text:style-name="T3"/></text:p>
        <text:h text:style-name="Heading_20_1" text:outline-level="1"><text:span text:style-name="T3">Control unit design</text:span></text:h>
        <text:p text:style-name="Standard"><draw:frame draw:style-name="fr2" draw:name="graphics212" text:anchor-type="paragraph" svg:x="0in" svg:y="0.0819in" svg:width="3.3791in" svg:height="2.3689in" draw:z-index="211"><draw:image xlink:href="Pictures/2000000700007CD90000578B8C92BF22.svm" xlink:type="simple" xlink:show="embed" xlink:actuate="onLoad"/></draw:frame></text:p>
        <text:p text:style-name="P14">(Kaushik Patra, Lab 17, Slide 2)</text:p>
        <text:p text:style-name="Standard">(Please get the file from Canvas instead, it's very large and can't be completely captured here. Lab 17 under the Lab Module.)</text:p>
        <text:p text:style-name="Standard"/>
        <text:p text:style-name="Standard">The data path sends all signals to the appropriate/shown segments. Any line pointing in from text into a <text:s/>module is from the data path. The data path is arbitrary and designed by you. </text:p>
        <text:p text:style-name="Standard"/>
        <text:p text:style-name="Standard"><draw:frame draw:style-name="fr2" draw:name="graphics213" text:anchor-type="paragraph" svg:x="0in" svg:y="0.0646in" svg:width="3.3791in" svg:height="1.4917in" draw:z-index="212"><draw:image xlink:href="Pictures/2000000700003B3A00001A275B4802CC.svm" xlink:type="simple" xlink:show="embed" xlink:actuate="onLoad"/></draw:frame></text:p>
        <text:p text:style-name="Standard">You would take CTRL and choose which bits do what and pass those down the data path. The DATA_IN and DATA_OUT are separate from the CTRL so when those appear on the above solution to the data path then use those instead of the CTRL bits.</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214" text:anchor-type="paragraph" svg:x="0.052in" svg:y="0.1445in" svg:width="3.3791in" svg:height="2.5555in" draw:z-index="213"><draw:image xlink:href="Pictures/200000070000751A00005894B12E5218.svm" xlink:type="simple" xlink:show="embed" xlink:actuate="onLoad"/></draw:frame></text:p>
        <text:p text:style-name="Standard"/>
        <text:p text:style-name="P14">(Kaushik Patra, Lab 17, Slide 2)</text:p>
        <text:p text:style-name="Standard">The datapath works in conjunction with the control unit so your instantiation depends entirely on the data path instantiation. Essentially, you want <text:s/>to take care of the ZERO flag, run the clock, and decide when to read or write. </text:p>
        <text:p text:style-name="Standard"/>
        <text:h text:style-name="Heading_20_1" text:outline-level="1">Memory Unit</text:h>
        <text:p text:style-name="Standard">The memory acts as the “permanent” storage for the system.</text:p>
        <text:p text:style-name="Standard"><draw:frame draw:style-name="fr2" draw:name="graphics215" text:anchor-type="paragraph" svg:x="0in" svg:y="0.0256in" svg:width="3.3791in" svg:height="2.5543in" draw:z-index="214"><draw:image xlink:href="Pictures/20000007000059D1000043E8DF853738.svm" xlink:type="simple" xlink:show="embed" xlink:actuate="onLoad"/></draw:frame><draw:frame draw:style-name="fr2" draw:name="graphics216" text:anchor-type="paragraph" svg:x="0in" svg:y="2.6709in" svg:width="3.3791in" svg:height="2.5217in" draw:z-index="215"><draw:image xlink:href="Pictures/2000000700004C9700003928112AD582.svm" xlink:type="simple" xlink:show="embed" xlink:actuate="onLoad"/></draw:frame></text:p>
        <text:p text:style-name="P14">(Kaushik Patra, Lab 17, Slide 3)</text:p>
        <text:p text:style-name="Standard"/>
        <text:p text:style-name="Standard"><text:soft-page-break/></text:p>
        <text:p text:style-name="Standard"/>
        <text:h text:style-name="Heading_20_1" text:outline-level="1">Quick discussion of entire system assembly and testing</text:h>
        <text:p text:style-name="Standard"><draw:frame draw:style-name="fr3" draw:name="graphics217" text:anchor-type="paragraph" svg:width="3.3791in" svg:height="2.5583in" draw:z-index="216"><draw:image xlink:href="Pictures/2000000700004C2D000039AD349BE4D5.svm" xlink:type="simple" xlink:show="embed" xlink:actuate="onLoad"/></draw:frame></text:p>
        <text:p text:style-name="P14">(Kaushik Patra, Lab 17, Slide 4)</text:p>
        <text:p text:style-name="Standard">Once the datapath and control unit have been made we can simply make the appropriate connections then have a processor. With this processor made the system just needs memory at this point.</text:p>
        <text:p text:style-name="Standard"><draw:frame draw:style-name="fr2" draw:name="graphics218" text:anchor-type="paragraph" svg:x="0.0339in" svg:y="0.0728in" svg:width="3.3791in" svg:height="2.5425in" draw:z-index="217"><draw:image xlink:href="Pictures/2000000700004B8E000038D9970AF9ED.svm" xlink:type="simple" xlink:show="embed" xlink:actuate="onLoad"/></draw:frame></text:p>
        <text:p text:style-name="P14">(Kaushik Patra, Lab 17, Slide 5)</text:p>
        <text:p text:style-name="Standard">The clock and reset should be run seperately by the da_vinci.v instantiation.</text:p>
        <text:p text:style-name="Standard"/>
        <text:p text:style-name="Standard"/>
        <text:p text:style-name="Standard"/>
        <text:p text:style-name="Standard"/>
        <text:p text:style-name="Standard"/>
        <text:p text:style-name="Standard"><draw:frame draw:style-name="fr2" draw:name="graphics219" text:anchor-type="paragraph" svg:x="0.0091in" svg:y="0.0098in" svg:width="3.3791in" svg:height="1.8972in" draw:z-index="218"><draw:image xlink:href="Pictures/2000000700003C9200002202A83EECBF.svm" xlink:type="simple" xlink:show="embed" xlink:actuate="onLoad"/></draw:frame></text:p>
        <text:p text:style-name="Standard">This is already premade by Kaushik Patra, as well as the test bench, so simply running da_vinci_tb.v will test your entire system.</text:p>
        <text:p text:style-name="Standard"/>
        <text:p text:style-name="Standard"><draw:frame draw:style-name="fr2" draw:name="graphics220" text:anchor-type="paragraph" svg:x="0.0866in" svg:y="0.0071in" svg:width="3.3791in" svg:height="2.1252in" draw:z-index="219"><draw:image xlink:href="Pictures/2000000700003418000020C43FFEF056.svm" xlink:type="simple" xlink:show="embed" xlink:actuate="onLoad"/></draw:frame></text:p>
        <text:p text:style-name="Standard"><draw:frame draw:style-name="fr4" draw:name="graphics221" text:anchor-type="paragraph" svg:width="3.0839in" svg:height="2.4374in" draw:z-index="220"><draw:image xlink:href="Pictures/2000000700001E9900001830734AF169.svm" xlink:type="simple" xlink:show="embed" xlink:actuate="onLoad"/></draw:frame></text:p>
        <text:p text:style-name="Standard">The cut off lines:</text:p>
        <text:p text:style-name="P7">#5000 <text:s/>//$writememh("RevFib_mem_dump.dat", da_vinci_inst.memory_inst.memory_inst.sram_32x64m, 'h03fffff0, 'h03ffffff);</text:p>
        <text:p text:style-name="P7"><text:s text:c="7"/>$writememh("fibonacci_mem_dump.dat", da_vinci_inst.memory_inst.memory_inst.sram_32x64m, 'h01000000, 'h0100000f);</text:p>
        <text:p text:style-name="P7"><text:s text:c="7"/>$stop;</text:p>
        <text:p text:style-name="Standard"/>
        <text:h text:style-name="Heading_20_1" text:outline-level="1">Conclusion</text:h>
        <text:p text:style-name="Standard">The entire system could not be tested as I've run out of time for the project, but everything I have written is fully functioning. With the exception of the register file, which could be a performance issue due to the student version's leaf limitations (will attach a readout below, it has to be a <text:soft-page-break/>form of timing error/delay), most components work. We have made the ALU, which required an adder, multiplier, multiplexers, barrel shifter, 32 bit AND, NOR, OR, and NOT gates. We have made a register file, which need line decoders, multiplexers, registers, and multiplexers. Every small component and module has been made aside from those shown from Lab 17.</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ab-stops>
          <style:tab-stop style:position="0.2in"/>
        </style:tab-stops>
      </style:paragraph-properties>
      <style:text-properties fo:letter-spacing="-0.0008in" fo:language="zxx" fo:country="non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in" style:auto-text-indent="false" fo:keep-with-next="always">
        <style:tab-stops>
          <style:tab-stop style:position="0.15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top="0.0835in" fo:margin-bottom="0.0417in" fo:text-align="start" style:justify-single-word="false" fo:keep-together="always" fo:keep-with-next="always">
        <style:tab-stops>
          <style:tab-stop style:position="0.2in"/>
        </style:tab-stops>
      </style:paragraph-propertie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3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left="0in" fo:margin-right="0in" fo:margin-top="0in" fo:margin-bottom="0.139in" fo:text-align="justify" style:justify-single-word="false" fo:orphans="2" fo:widows="2" fo:text-indent="0.189in" style:auto-text-indent="false"/>
      <style:text-properties style:use-window-font-color="true" style:font-name="Times New Roman" fo:font-size="9pt" fo:language="en" fo:country="US" fo:font-weight="bold" style:font-name-asian="SimSun1"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20">
      <style:paragraph-properties fo:margin-left="0in" fo:margin-right="0in" fo:margin-top="0.0555in" fo:margin-bottom="0.139in"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footnote" style:family="paragraph" style:list-style-name="WW8Num14">
      <style:paragraph-properties fo:margin-top="0in" fo:margin-bottom="0.028in" fo:orphans="2" fo:widows="2"/>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19">
      <style:paragraph-properties fo:margin-top="0in" fo:margin-bottom="0.0346in" fo:line-height="0.1252in" fo:text-align="justify" style:justify-single-word="false" fo:orphans="2" fo:widows="2"/>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fo:text-align="end" style:justify-single-word="false" fo:orphans="2" fo:widows="2" fo:text-indent="-0.0201in" style:auto-text-indent="false"/>
      <style:text-properties style:use-window-font-color="true" style:font-name="Times New Roman" fo:font-size="6pt" fo:language="en" fo:country="US" style:font-name-asian="SimSun1" style:font-size-asian="6pt" style:font-name-complex="Times New Roman" style:font-size-complex="6pt" style:language-complex="ar" style:country-complex="SA"/>
    </style:style>
    <style:style style:name="table_20_head" style:display-name="table head" style:family="paragraph" style:list-style-name="WW8Num21">
      <style:paragraph-properties fo:margin-top="0.1665in" fo:margin-bottom="0.0835in" fo:line-height="90%" fo:text-align="center" style:justify-single-word="false" fo:orphans="2" fo:widows="2"/>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Keywords" style:family="paragraph" style:parent-style-name="Abstract">
      <style:paragraph-properties fo:margin-left="0in" fo:margin-right="0in" fo:margin-top="0in" fo:margin-bottom="0.0835in"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2" style:display-name="Header 2" style:family="paragraph" style:parent-style-name="Standard"/>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style-complex="normal"/>
    </style:style>
    <style:style style:name="WW8Num13z1" style:family="text">
      <style:text-properties style:font-name-complex="Times New Roman"/>
    </style:style>
    <style:style style:name="WW8Num14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complex="Times New Roman"/>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style:style style:name="WW8Num18z0" style:family="text">
      <style:text-properties fo:font-variant="normal" fo:text-transform="none" fo:color="#000000" style:text-outline="false" style:text-line-through-style="none" style:text-position="0% 100%" style:font-name="Times New Roman" fo:font-size="8pt" fo:letter-spacing="normal" fo:font-style="normal" fo:text-shadow="none" fo:font-weight="normal" style:letter-kerning="true" style:font-size-asian="8pt" style:font-style-asian="normal" style:font-weight-asian="normal" style:font-name-complex="Times New Roman"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1" style:family="text">
      <style:text-properties style:font-name-complex="Times New Roman"/>
    </style:style>
    <style:style style:name="WW8Num21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zxx"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per Title (use style: paper title)</dc:title>
    <meta:initial-creator>IEEE</meta:initial-creator>
    <meta:creation-date>2017-07-25T11:59:00</meta:creation-date>
    <dc:date>2019-11-25T04:54:48.10</dc:date>
    <meta:editing-cycles>60</meta:editing-cycles>
    <meta:editing-duration>PT14H3M5S</meta:editing-duration>
    <meta:generator>OpenOffice/4.1.5$Win32 OpenOffice.org_project/415m1$Build-9789</meta:generator>
    <meta:document-statistic meta:table-count="0" meta:image-count="221" meta:object-count="0" meta:page-count="35" meta:paragraph-count="455" meta:word-count="4215" meta:character-count="29061"/>
  </office:meta>
</office:document-meta>
</file>